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text-autospace="none"/>
      <style:text-properties fo:color="#c0c0c0" style:font-name="Arial" fo:font-size="8pt" style:font-name-asian="Arial" style:font-size-asian="8pt" style:font-name-complex="Arial" style:font-size-complex="8pt"/>
    </style:style>
    <style:style style:name="P2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text-autospace="none"/>
      <style:text-properties fo:color="#ffffff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P3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text-autospace="none"/>
    </style:style>
    <style:style style:name="T1" style:family="text">
      <style:text-properties fo:color="#ffffff" style:font-name="Arial" fo:font-size="8pt" fo:font-weight="bold" style:font-name-asian="Arial" style:font-size-asian="8pt" style:font-weight-asian="bold" style:font-name-complex="Arial" style:font-size-complex="8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t is now turn 1 (wox2 (cz))</text:p>
      <text:p text:style-name="P1">It is now the Beginning Phase, Untap Step</text:p>
      <text:p text:style-name="P2">&lt;wox2 (cz)&gt; hi</text:p>
      <text:p text:style-name="P1">wox2 (cz) shuffles library</text:p>
      <text:p text:style-name="P1">wox2 (cz) shuffles library</text:p>
      <text:p text:style-name="P1">Player rolled a 11, using a 20 sided die</text:p>
      <text:p text:style-name="P1">wox2 (cz) rolled a 9, using a 20 sided die</text:p>
      <text:p text:style-name="P1">wox2 (cz) shuffles library</text:p>
      <text:p text:style-name="P1">Player shuffles library</text:p>
      <text:p text:style-name="P1">wox2 (cz) shuffles library</text:p>
      <text:p text:style-name="P2">&lt;Player&gt; ip</text:p>
      <text:p text:style-name="P1">wox2 (cz) shuffles library</text:p>
      <text:p text:style-name="P2">&lt;wox2 (cz)&gt; k</text:p>
      <text:p text:style-name="P1">wox2 (cz) shuffles library</text:p>
      <text:p text:style-name="P1">It is now turn 2 (Player)</text:p>
      <text:p text:style-name="P1">It is now the Beginning Phase, Untap Step</text:p>
      <text:p text:style-name="P1">Player shuffles library</text:p>
      <text:p text:style-name="P1">It is now turn 3 (wox2 (cz))</text:p>
      <text:p text:style-name="P1">It is now the Beginning Phase, Untap Step</text:p>
      <text:p text:style-name="P1">Player shuffles library</text:p>
      <text:p text:style-name="P1">Player draws 7 cards</text:p>
      <text:p text:style-name="P1">It is now turn 4 (Player)</text:p>
      <text:p text:style-name="P1">It is now the Beginning Phase, Untap Step</text:p>
      <text:p text:style-name="P1">wox2 (cz) draws a card</text:p>
      <text:p text:style-name="P1">wox2 (cz) draws a card</text:p>
      <text:p text:style-name="P1">wox2 (cz) draws a card</text:p>
      <text:p text:style-name="P1">wox2 (cz) draws a card</text:p>
      <text:p text:style-name="P1">wox2 (cz) draws a card</text:p>
      <text:p text:style-name="P1">wox2 (cz) draws a card</text:p>
      <text:p text:style-name="P1">wox2 (cz) draws a card</text:p>
      <text:p text:style-name="P2">&lt;Player&gt; kp</text:p>
      <text:p text:style-name="P1">It is now the Precombat Main Phase</text:p>
      <text:p text:style-name="P2">&lt;wox2 (cz)&gt; kp</text:p>
      <text:p text:style-name="P1">Player plays Mox Sapphire from Hand</text:p>
      <text:p text:style-name="P1">Player plays Polluted Delta from Hand</text:p>
      <text:p text:style-name="P1">Player puts Polluted Delta to Graveyard from Play</text:p>
      <text:p text:style-name="P1">Player's life total is now 19 (-1)</text:p>
      <text:p text:style-name="P1">Player is looking its Library...</text:p>
      <text:p text:style-name="P1">Player puts Underground Sea into play from Library</text:p>
      <text:p text:style-name="P1">Player shuffles library</text:p>
      <text:p text:style-name="P1">Player stops looking its Library...</text:p>
      <text:p text:style-name="P1">Player shuffles library</text:p>
      <text:p text:style-name="P1">Player shuffles library</text:p>
      <text:p text:style-name="P1">Player plays Duress from Hand</text:p>
      <text:p text:style-name="P1">Player taps Underground Sea</text:p>
      <text:p text:style-name="P1">wox2 (cz) reveals a Wasteland</text:p>
      <text:p text:style-name="P1">wox2 (cz) reveals a Voidmage Prodigy</text:p>
      <text:p text:style-name="P1">wox2 (cz) reveals a Flooded Strand</text:p>
      <text:p text:style-name="P1">wox2 (cz) reveals a Flooded Strand</text:p>
      <text:p text:style-name="P1">wox2 (cz) reveals a Swamp</text:p>
      <text:p text:style-name="P1">wox2 (cz) reveals a Underground Sea</text:p>
      <text:p text:style-name="P1">wox2 (cz) reveals a Polluted Delta</text:p>
      <text:p text:style-name="P2">&lt;Player&gt; Ok</text:p>
      <text:p text:style-name="P1">Player puts Duress to Graveyard from Play</text:p>
      <text:p text:style-name="P2">&lt;Player&gt; End my turn</text:p>
      <text:p text:style-name="P1">It is now turn 5 (wox2 (cz))</text:p>
      <text:p text:style-name="P1">It is now the Beginning Phase, Untap Step</text:p>
      <text:p text:style-name="P1">It is now the Beginning Phase, Draw Step</text:p>
      <text:p text:style-name="P1">wox2 (cz) draws a card</text:p>
      <text:p text:style-name="P1">It is now the Precombat Main Phase</text:p>
      <text:p text:style-name="P1">wox2 (cz) plays Wasteland from Hand</text:p>
      <text:p text:style-name="P1">wox2 (cz) taps Wasteland</text:p>
      <text:p text:style-name="P1">wox2 (cz) puts Wasteland to Graveyard from Play</text:p>
      <text:p text:style-name="P2">&lt;wox2 (cz)&gt; Sea</text:p>
      <text:p text:style-name="P1">Player puts Underground Sea to Graveyard from Play</text:p>
      <text:p text:style-name="P1">It is now the End Phase, End Of Turn Step</text:p>
      <text:p text:style-name="P2">&lt;wox2 (cz)&gt; End my turn</text:p>
      <text:p text:style-name="P1">Player taps Mox Sapphire</text:p>
      <text:p text:style-name="P1">Player plays Brainstorm from Hand</text:p>
      <text:p text:style-name="P2">&lt;wox2 (cz)&gt; Ok</text:p>
      <text:p text:style-name="P1">Player draws a card</text:p>
      <text:p text:style-name="P1">Player draws a card</text:p>
      <text:p text:style-name="P1">Player draws a card</text:p>
      <text:p text:style-name="P1">Player puts a card on top of Library from Hand</text:p>
      <text:p text:style-name="P1">Player puts a card on top of Library from Hand</text:p>
      <text:p text:style-name="P1">Player puts Brainstorm to Graveyard from Play</text:p>
      <text:p text:style-name="P1">It is now turn 6 (Player)</text:p>
      <text:p text:style-name="P1">It is now the Beginning Phase, Untap Step</text:p>
      <text:p text:style-name="P1">Player untaps his/her permanents</text:p>
      <text:p text:style-name="P1">Player draws a card</text:p>
      <text:p text:style-name="P1">Player plays Mox Pearl from Hand</text:p>
      <text:p text:style-name="P1">Player taps Mox Sapphire</text:p>
      <text:p text:style-name="P1">Player taps Mox Pearl</text:p>
      <text:p text:style-name="P1">Player plays Time Walk from Hand</text:p>
      <text:p text:style-name="P2">&lt;wox2 (cz)&gt; Ok</text:p>
      <text:p text:style-name="P1">Player puts Time Walk to Graveyard from Play</text:p>
      <text:p text:style-name="P1">It is now turn 7 (wox2 (cz))</text:p>
      <text:p text:style-name="P1">It is now the Beginning Phase, Untap Step</text:p>
      <text:p text:style-name="P1">It is now turn 8 (Player)</text:p>
      <text:p text:style-name="P1">It is now the Beginning Phase, Untap Step</text:p>
      <text:p text:style-name="P1">Player untaps his/her permanents</text:p>
      <text:p text:style-name="P1">Player draws a card</text:p>
      <text:p text:style-name="P1">Player taps Mox Sapphire</text:p>
      <text:p text:style-name="P1">Player plays Ancestral Recall from Hand</text:p>
      <text:p text:style-name="P2">&lt;wox2 (cz)&gt; Ok</text:p>
      <text:p text:style-name="P1">Player draws a card</text:p>
      <text:p text:style-name="P1">Player draws a card</text:p>
      <text:p text:style-name="P1">Player draws a card</text:p>
      <text:p text:style-name="P1">Player puts Ancestral Recall to Graveyard from Play</text:p>
      <text:p text:style-name="P2">&lt;Player&gt; End my turn</text:p>
      <text:p text:style-name="P1">It is now turn 9 (wox2 (cz))</text:p>
      <text:p text:style-name="P1">It is now the Beginning Phase, Untap Step</text:p>
      <text:p text:style-name="P1">It is now the Beginning Phase, Draw Step</text:p>
      <text:p text:style-name="P1">wox2 (cz) draws a card</text:p>
      <text:p text:style-name="P1">It is now the Precombat Main Phase</text:p>
      <text:p text:style-name="P1">wox2 (cz) plays Flooded Strand from Hand</text:p>
      <text:p text:style-name="P1">It is now the End Phase, End Of Turn Step</text:p>
      <text:p text:style-name="P2">&lt;wox2 (cz)&gt; End my turn</text:p>
      <text:p text:style-name="P1">It is now turn 10 (Player)</text:p>
      <text:p text:style-name="P1">It is now the Beginning Phase, Untap Step</text:p>
      <text:p text:style-name="P1">Player untaps his/her permanents</text:p>
      <text:p text:style-name="P1">Player draws a card</text:p>
      <text:p text:style-name="P1">Player plays Tundra from Hand</text:p>
      <text:p text:style-name="P2">&lt;Player&gt; End my turn</text:p>
      <text:p text:style-name="P1">It is now turn 11 (wox2 (cz))</text:p>
      <text:p text:style-name="P1">It is now the Beginning Phase, Untap Step</text:p>
      <text:p text:style-name="P1">It is now the Beginning Phase, Draw Step</text:p>
      <text:p text:style-name="P1">wox2 (cz) draws a card</text:p>
      <text:p text:style-name="P1">It is now the Precombat Main Phase</text:p>
      <text:p text:style-name="P1">wox2 (cz) plays Flooded Strand from Hand</text:p>
      <text:p text:style-name="P1">wox2 (cz) taps Flooded Strand</text:p>
      <text:p text:style-name="P1">wox2 (cz) taps Flooded Strand</text:p>
      <text:p text:style-name="P1">wox2 (cz)'s life total is now 18 (-2)</text:p>
      <text:p text:style-name="P2">&lt;wox2 (cz)&gt; Ok?</text:p>
      <text:p text:style-name="P2">&lt;Player&gt; Ok</text:p>
      <text:p text:style-name="P1">wox2 (cz) puts Flooded Strand to Graveyard from Play</text:p>
      <text:p text:style-name="P1">wox2 (cz) puts Flooded Strand to Graveyard from Play</text:p>
      <text:p text:style-name="P1">wox2 (cz) is looking its Library...</text:p>
      <text:p text:style-name="P1">wox2 (cz) puts Tundra into play from Library</text:p>
      <text:p text:style-name="P1">wox2 (cz) puts Underground Sea into play from Library</text:p>
      <text:p text:style-name="P1">wox2 (cz) shuffles library</text:p>
      <text:p text:style-name="P1">wox2 (cz) stops looking its Library...</text:p>
      <text:p text:style-name="P1">wox2 (cz) taps Underground Sea</text:p>
      <text:p text:style-name="P1">wox2 (cz) taps Tundra</text:p>
      <text:p text:style-name="P1">wox2 (cz) plays Voidmage Prodigy from Hand</text:p>
      <text:p text:style-name="P2">&lt;wox2 (cz)&gt; Ok?</text:p>
      <text:p text:style-name="P2">&lt;Player&gt; Thinking</text:p>
      <text:p text:style-name="P1">Player taps Tundra</text:p>
      <text:p text:style-name="P1">Player plays Mystical Tutor from Hand</text:p>
      <text:p text:style-name="P2">&lt;wox2 (cz)&gt; Ok</text:p>
      <text:p text:style-name="P1">Player is looking its Library...</text:p>
      <text:p text:style-name="P2">&lt;Player&gt; Thinking</text:p>
      <text:p text:style-name="P1">Player puts Yawgmoth's Will into play from Library</text:p>
      <text:p text:style-name="P1">Player puts Mystical Tutor to Graveyard from Play</text:p>
      <text:p text:style-name="P1">Player shuffles library</text:p>
      <text:p text:style-name="P1">Player stops looking its Library...</text:p>
      <text:p text:style-name="P1">Player shuffles library</text:p>
      <text:p text:style-name="P1">Player shuffles library</text:p>
      <text:p text:style-name="P1">Player puts a Yawgmoth's Will on top of Library from Play</text:p>
      <text:p text:style-name="P1">Player taps Mox Sapphire</text:p>
      <text:p text:style-name="P1">Player taps Mox Pearl</text:p>
      <text:p text:style-name="P1">Player plays Accumulated Knowledge from Hand</text:p>
      <text:p text:style-name="P1">Player draws a card</text:p>
      <text:p text:style-name="P1">It is now the End Phase, End Of Turn Step</text:p>
      <text:p text:style-name="P1">Player puts Accumulated Knowledge to Graveyard from Play</text:p>
      <text:p text:style-name="P2">&lt;wox2 (cz)&gt; End my turn</text:p>
      <text:p text:style-name="P2">&lt;Player&gt; Ok</text:p>
      <text:p text:style-name="P1">It is now turn 12 (Player)</text:p>
      <text:p text:style-name="P1">It is now the Beginning Phase, Untap Step</text:p>
      <text:p text:style-name="P1">Player untaps his/her permanents</text:p>
      <text:p text:style-name="P1">Player draws a card</text:p>
      <text:p text:style-name="P1">It is now the Beginning Phase, Draw Step</text:p>
      <text:p text:style-name="P1">It is now the Precombat Main Phase</text:p>
      <text:p text:style-name="P2">&lt;Player&gt; g2</text:p>
      <text:p text:style-name="P2">&lt;wox2 (cz)&gt; Ok</text:p>
      <text:p text:style-name="P2">&lt;wox2 (cz)&gt; side</text:p>
      <text:p text:style-name="P2">&lt;Player&gt; Ok</text:p>
      <text:p text:style-name="P2">&lt;Opponent is requesting a new game&gt;</text:p>
      <text:p text:style-name="P1">Player shuffles library</text:p>
      <text:p text:style-name="P2">&lt;Player&gt; I am ready.</text:p>
      <text:p text:style-name="P1">Player draws 0 cards</text:p>
      <text:p text:style-name="P1">wox2 (cz) shuffles library</text:p>
      <text:p text:style-name="P2">&lt;wox2 (cz)&gt; I am ready.</text:p>
      <text:p text:style-name="P1">wox2 (cz) draws 0 cards</text:p>
      <text:p text:style-name="P2">&lt;-------- New Game Started --------&gt;</text:p>
      <text:p text:style-name="P1">wox2 (cz)'s Security Code: 572944FB/sb [???]</text:p>
      <text:p text:style-name="P1">Player's Security Code: 55ACADCC/sb [Type 1.5]</text:p>
      <text:p text:style-name="P1">It is now turn 1 (Player)</text:p>
      <text:p text:style-name="P1">It is now the Beginning Phase, Untap Step</text:p>
      <text:p text:style-name="P1">Player shuffles library</text:p>
      <text:p text:style-name="P1">wox2 (cz) shuffles library</text:p>
      <text:p text:style-name="P1">wox2 (cz) shuffles library</text:p>
      <text:p text:style-name="P1">Player shuffles library</text:p>
      <text:p text:style-name="P1">wox2 (cz) shuffles library</text:p>
      <text:p text:style-name="P1">Player shuffles library</text:p>
      <text:p text:style-name="P1">wox2 (cz) shuffles library</text:p>
      <text:p text:style-name="P1">wox2 (cz) shuffles library</text:p>
      <text:p text:style-name="P1">wox2 (cz) shuffles library</text:p>
      <text:p text:style-name="P2">&lt;Player&gt; ip</text:p>
      <text:p text:style-name="P2">&lt;wox2 (cz)&gt; k</text:p>
      <text:p text:style-name="P1">Player draws 7 cards</text:p>
      <text:p text:style-name="P1">wox2 (cz) shuffles library</text:p>
      <text:p text:style-name="P1">wox2 (cz) draws a card</text:p>
      <text:p text:style-name="P1">wox2 (cz) draws a card</text:p>
      <text:p text:style-name="P1">wox2 (cz) draws a card</text:p>
      <text:p text:style-name="P1">wox2 (cz) draws a card</text:p>
      <text:p text:style-name="P1">wox2 (cz) draws a card</text:p>
      <text:p text:style-name="P1">wox2 (cz) draws a card</text:p>
      <text:p text:style-name="P1">wox2 (cz) draws a card</text:p>
      <text:p text:style-name="P2">&lt;Player&gt; kp</text:p>
      <text:p text:style-name="P2">&lt;wox2 (cz)&gt; kp</text:p>
      <text:p text:style-name="P1">Player plays Black Lotus from Hand</text:p>
      <text:p text:style-name="P1">Player plays Mox Jet from Hand</text:p>
      <text:p text:style-name="P1">Player plays Flooded Strand from Hand</text:p>
      <text:p text:style-name="P2">&lt;wox2 (cz)&gt; Ok</text:p>
      <text:p text:style-name="P2">&lt;wox2 (cz)&gt; Ok</text:p>
      <text:p text:style-name="P1">Player puts Flooded Strand to Graveyard from Play</text:p>
      <text:p text:style-name="P1">Player's life total is now 19 (-1)</text:p>
      <text:p text:style-name="P1">Player is looking its Library...</text:p>
      <text:p text:style-name="P1">Player puts Tropical Island into play from Library</text:p>
      <text:p text:style-name="P1">Player shuffles library</text:p>
      <text:p text:style-name="P1">Player stops looking its Library...</text:p>
      <text:p text:style-name="P1">Player shuffles library</text:p>
      <text:p text:style-name="P1">Player shuffles library</text:p>
      <text:p text:style-name="P1">Player taps Black Lotus</text:p>
      <text:p text:style-name="P1">Player puts Black Lotus to Graveyard from Play</text:p>
      <text:p text:style-name="P1">Player plays Ancestral Recall from Hand</text:p>
      <text:p text:style-name="P2">&lt;wox2 (cz)&gt; Thinking</text:p>
      <text:p text:style-name="P2">&lt;wox2 (cz)&gt; Ok</text:p>
      <text:p text:style-name="P1">Player draws a card</text:p>
      <text:p text:style-name="P1">Player draws a card</text:p>
      <text:p text:style-name="P1">Player draws a card</text:p>
      <text:p text:style-name="P1">It is now the Precombat Main Phase</text:p>
      <text:p text:style-name="P1">Player puts Ancestral Recall to Graveyard from Play</text:p>
      <text:p text:style-name="P1">Player taps Tropical Island</text:p>
      <text:p text:style-name="P1">Player plays Regrowth from Hand</text:p>
      <text:p text:style-name="P2">&lt;wox2 (cz)&gt; Ok</text:p>
      <text:p text:style-name="P1">Player puts Ancestral Recall into play from Graveyard</text:p>
      <text:p text:style-name="P1">Player puts Regrowth to Graveyard from Play</text:p>
      <text:p text:style-name="P2">&lt;wox2 (cz)&gt; Thinking</text:p>
      <text:p text:style-name="P2">&lt;wox2 (cz)&gt; Ok</text:p>
      <text:p text:style-name="P1">Player draws a card</text:p>
      <text:p text:style-name="P1">Player draws a card</text:p>
      <text:p text:style-name="P1">Player draws a card</text:p>
      <text:p text:style-name="P1">Player puts Ancestral Recall to Graveyard from Play</text:p>
      <text:p text:style-name="P1">Player puts City of Brass to Graveyard from Hand</text:p>
      <text:p text:style-name="P2">&lt;Player&gt; End my turn</text:p>
      <text:p text:style-name="P1">It is now turn 2 (wox2 (cz))</text:p>
      <text:p text:style-name="P1">It is now the Beginning Phase, Untap Step</text:p>
      <text:p text:style-name="P1">It is now the Beginning Phase, Draw Step</text:p>
      <text:p text:style-name="P1">wox2 (cz) draws a card</text:p>
      <text:p text:style-name="P1">It is now the Precombat Main Phase</text:p>
      <text:p text:style-name="P1">wox2 (cz) plays Underground Sea from Hand</text:p>
      <text:p text:style-name="P1">wox2 (cz) taps Underground Sea</text:p>
      <text:p text:style-name="P1">wox2 (cz) plays AEther Vial from Hand</text:p>
      <text:p text:style-name="P2">&lt;wox2 (cz)&gt; Ok?</text:p>
      <text:p text:style-name="P2">&lt;Player&gt; Ok</text:p>
      <text:p text:style-name="P1">It is now the End Phase, End Of Turn Step</text:p>
      <text:p text:style-name="P2">&lt;wox2 (cz)&gt; End my turn</text:p>
      <text:p text:style-name="P1">It is now turn 3 (Player)</text:p>
      <text:p text:style-name="P1">It is now the Beginning Phase, Untap Step</text:p>
      <text:p text:style-name="P1">Player untaps his/her permanents</text:p>
      <text:p text:style-name="P1">Player draws a card</text:p>
      <text:p text:style-name="P1">Player plays Flooded Strand from Hand</text:p>
      <text:p text:style-name="P2">&lt;Player&gt; End my turn</text:p>
      <text:p text:style-name="P1">It is now turn 4 (wox2 (cz))</text:p>
      <text:p text:style-name="P1">It is now the Beginning Phase, Untap Step</text:p>
      <text:p text:style-name="P1">wox2 (cz) untaps his/her permanents</text:p>
      <text:p text:style-name="P1">It is now the Beginning Phase, Upkeep Step</text:p>
      <text:p text:style-name="P1">AEther Vial now has 1 (+1) counters.</text:p>
      <text:p text:style-name="P1">It is now the Beginning Phase, Draw Step</text:p>
      <text:p text:style-name="P1">wox2 (cz) draws a card</text:p>
      <text:p text:style-name="P1">It is now the Precombat Main Phase</text:p>
      <text:p text:style-name="P1">wox2 (cz) taps Underground Sea</text:p>
      <text:p text:style-name="P1">wox2 (cz) plays Duress from Hand</text:p>
      <text:p text:style-name="P1">Player taps Mox Jet</text:p>
      <text:p text:style-name="P1">Player taps Tropical Island</text:p>
      <text:p text:style-name="P1">Player plays Accumulated Knowledge from Hand</text:p>
      <text:p text:style-name="P2">&lt;Player&gt; Ok</text:p>
      <text:p text:style-name="P2">&lt;wox2 (cz)&gt; Ok</text:p>
      <text:p text:style-name="P1">Player draws a card</text:p>
      <text:p text:style-name="P1">Player puts Accumulated Knowledge to Graveyard from Play</text:p>
      <text:p text:style-name="P1">Player plays Underground Sea from Hand</text:p>
      <text:p text:style-name="P1">Player plays Swords to Plowshares from Hand</text:p>
      <text:p text:style-name="P1">Player plays Scrubland from Hand</text:p>
      <text:p text:style-name="P1">Player plays Sacred Ground from Hand</text:p>
      <text:p text:style-name="P1">Player plays Polluted Delta from Hand</text:p>
      <text:p text:style-name="P1">Player plays Tropical Island from Hand</text:p>
      <text:p text:style-name="P1">Player plays Dark Confidant from Hand</text:p>
      <text:p text:style-name="P2">&lt;wox2 (cz)&gt; Thinking</text:p>
      <text:p text:style-name="P2">&lt;wox2 (cz)&gt; Swords</text:p>
      <text:p text:style-name="P1">Player puts Swords to Plowshares to Graveyard from Play</text:p>
      <text:p text:style-name="P1">It is now the End Phase, End Of Turn Step</text:p>
      <text:p text:style-name="P2">&lt;wox2 (cz)&gt; End my turn</text:p>
      <text:p text:style-name="P1">Player puts Tropical Island to Hand from Play</text:p>
      <text:p text:style-name="P1">Player puts Underground Sea to Hand from Play</text:p>
      <text:p text:style-name="P1">Player puts Scrubland to Hand from Play</text:p>
      <text:p text:style-name="P1">Player puts Sacred Ground to Hand from Play</text:p>
      <text:p text:style-name="P1">Player puts Polluted Delta to Hand from Play</text:p>
      <text:p text:style-name="P1">Player puts Dark Confidant to Hand from Play</text:p>
      <text:p text:style-name="P1">wox2 (cz) puts Duress to Graveyard from Play</text:p>
      <text:p text:style-name="P1">Player puts Flooded Strand to Graveyard from Play</text:p>
      <text:p text:style-name="P1">Player is looking its Library...</text:p>
      <text:p text:style-name="P1">Player puts Underground Sea into play from Library</text:p>
      <text:p text:style-name="P1">Player shuffles library</text:p>
      <text:p text:style-name="P1">Player stops looking its Library...</text:p>
      <text:p text:style-name="P1">Player shuffles library</text:p>
      <text:p text:style-name="P1">Player shuffles library</text:p>
      <text:p text:style-name="P1">Player's life total is now 18 (-1)</text:p>
      <text:p text:style-name="P1">It is now turn 5 (Player)</text:p>
      <text:p text:style-name="P1">It is now the Beginning Phase, Untap Step</text:p>
      <text:p text:style-name="P1">Player untaps his/her permanents</text:p>
      <text:p text:style-name="P1">Player draws a card</text:p>
      <text:p text:style-name="P1">It is now the Precombat Main Phase</text:p>
      <text:p text:style-name="P1">Player plays Tropical Island from Hand</text:p>
      <text:p text:style-name="P1">Player taps Mox Jet</text:p>
      <text:p text:style-name="P1">Player taps Tropical Island</text:p>
      <text:p text:style-name="P1">Player plays Quirion Dryad from Hand</text:p>
      <text:p text:style-name="P2">&lt;Player&gt; Ok</text:p>
      <text:p text:style-name="P2">&lt;wox2 (cz)&gt; Ok</text:p>
      <text:p text:style-name="P1">Player taps Underground Sea</text:p>
      <text:p text:style-name="P1">Player taps Tropical Island</text:p>
      <text:p text:style-name="P1">Player plays Dark Confidant from Hand</text:p>
      <text:p text:style-name="P1">wox2 (cz) plays Force of Will from Hand</text:p>
      <text:p text:style-name="P2">&lt;wox2 (cz)&gt; Thinking</text:p>
      <text:p text:style-name="P1">wox2 (cz) puts Arcane Laboratory to RFG from Hand</text:p>
      <text:p text:style-name="P1">wox2 (cz)'s life total is now 19 (-1)</text:p>
      <text:p text:style-name="P1">wox2 (cz) puts Arcane Laboratory into play from RFG</text:p>
      <text:p text:style-name="P1">wox2 (cz) puts Arcane Laboratory to RFG from Play</text:p>
      <text:p text:style-name="P1">Player puts Dark Confidant to Graveyard from Play</text:p>
      <text:p text:style-name="P1">wox2 (cz) puts Force of Will to Graveyard from Play</text:p>
      <text:p text:style-name="P2">&lt;Player&gt; End my turn</text:p>
      <text:p text:style-name="P2">&lt;wox2 (cz)&gt; dryad is 2/2</text:p>
      <text:p text:style-name="P1">It is now turn 6 (wox2 (cz))</text:p>
      <text:p text:style-name="P1">It is now the Beginning Phase, Untap Step</text:p>
      <text:p text:style-name="P1">wox2 (cz) untaps his/her permanents</text:p>
      <text:p text:style-name="P1">It is now the Beginning Phase, Upkeep Step</text:p>
      <text:p text:style-name="P1">AEther Vial now has 2 (+1) counters.</text:p>
      <text:p text:style-name="P1">It is now the Beginning Phase, Draw Step</text:p>
      <text:p text:style-name="P1">wox2 (cz) draws a card</text:p>
      <text:p text:style-name="P1">It is now the Precombat Main Phase</text:p>
      <text:p text:style-name="P1">Quirion Dryad is now 2/2</text:p>
      <text:p text:style-name="P1">It is now the End Phase, End Of Turn Step</text:p>
      <text:p text:style-name="P2">&lt;wox2 (cz)&gt; End my turn</text:p>
      <text:p text:style-name="P1">It is now turn 7 (Player)</text:p>
      <text:p text:style-name="P1">It is now the Beginning Phase, Untap Step</text:p>
      <text:p text:style-name="P1">Player untaps his/her permanents</text:p>
      <text:p text:style-name="P1">Player draws a card</text:p>
      <text:p text:style-name="P1">Player plays Scrubland from Hand</text:p>
      <text:p text:style-name="P1">Player taps Mox Jet</text:p>
      <text:p text:style-name="P1">Player taps Tropical Island</text:p>
      <text:p text:style-name="P1">Player plays Quirion Dryad from Hand</text:p>
      <text:p text:style-name="P2">&lt;wox2 (cz)&gt; Ok</text:p>
      <text:p text:style-name="P1">Player taps Scrubland</text:p>
      <text:p text:style-name="P1">Player taps Tropical Island</text:p>
      <text:p text:style-name="P1">Player plays Sacred Ground from Hand</text:p>
      <text:p text:style-name="P2">&lt;wox2 (cz)&gt; Ok</text:p>
      <text:p text:style-name="P1">Quirion Dryad is now 3/3</text:p>
      <text:p text:style-name="P1">Quirion Dryad is now 2/2</text:p>
      <text:p text:style-name="P1">It is now the Combat Phase, Beginning Of Combat Step</text:p>
      <text:p text:style-name="P1">Player taps Quirion Dryad</text:p>
      <text:p text:style-name="P1">wox2 (cz)'s life total is now 16 (-3)</text:p>
      <text:p text:style-name="P2">&lt;Player&gt; End my turn</text:p>
      <text:p text:style-name="P2">&lt;wox2 (cz)&gt; EOT</text:p>
      <text:p text:style-name="P1">wox2 (cz) taps AEther Vial</text:p>
      <text:p text:style-name="P1">wox2 (cz) plays Dark Confidant from Hand</text:p>
      <text:p text:style-name="P1">It is now turn 8 (wox2 (cz))</text:p>
      <text:p text:style-name="P1">It is now the Beginning Phase, Untap Step</text:p>
      <text:p text:style-name="P1">wox2 (cz) untaps his/her permanents</text:p>
      <text:p text:style-name="P1">It is now the Beginning Phase, Upkeep Step</text:p>
      <text:p text:style-name="P2">&lt;Player&gt; Ok</text:p>
      <text:p text:style-name="P1">wox2 (cz) puts Swords to Plowshares into play from Library</text:p>
      <text:p text:style-name="P1">wox2 (cz) puts Swords to Plowshares to Hand from Play</text:p>
      <text:p text:style-name="P1">wox2 (cz)'s life total is now 15 (-1)</text:p>
      <text:p text:style-name="P1">It is now the Beginning Phase, Draw Step</text:p>
      <text:p text:style-name="P1">wox2 (cz) draws a card</text:p>
      <text:p text:style-name="P1">It is now the Precombat Main Phase</text:p>
      <text:p text:style-name="P1">wox2 (cz) plays Tundra from Hand</text:p>
      <text:p text:style-name="P1">It is now the End Phase, End Of Turn Step</text:p>
      <text:p text:style-name="P2">&lt;wox2 (cz)&gt; End my turn</text:p>
      <text:p text:style-name="P1">It is now turn 9 (Player)</text:p>
      <text:p text:style-name="P1">It is now the Beginning Phase, Untap Step</text:p>
      <text:p text:style-name="P1">Player untaps his/her permanents</text:p>
      <text:p text:style-name="P1">Player draws a card</text:p>
      <text:p text:style-name="P1">It is now the Combat Phase, Beginning Of Combat Step</text:p>
      <text:p text:style-name="P1">Player taps Quirion Dryad</text:p>
      <text:p text:style-name="P1">Player taps Quirion Dryad</text:p>
      <text:p text:style-name="P1">wox2 (cz)'s life total is now 10 (-5)</text:p>
      <text:p text:style-name="P1">It is now the Combat Phase, Combat Damage Step</text:p>
      <text:p text:style-name="P2">&lt;Player&gt; Wait!</text:p>
      <text:p text:style-name="P1">wox2 (cz)'s life total is now 15 (+5)</text:p>
      <text:p text:style-name="P1">Player taps Tropical Island</text:p>
      <text:p text:style-name="P1">Player plays Brainstorm from Hand</text:p>
      <text:p text:style-name="P2">&lt;wox2 (cz)&gt; Thinking</text:p>
      <text:p text:style-name="P1">Quirion Dryad is now 4/4</text:p>
      <text:p text:style-name="P1">Quirion Dryad is now 3/3</text:p>
      <text:p text:style-name="P2">&lt;wox2 (cz)&gt; Wait!</text:p>
      <text:p text:style-name="P2">&lt;wox2 (cz)&gt; Thinking</text:p>
      <text:p text:style-name="P1">wox2 (cz) taps Tundra</text:p>
      <text:p text:style-name="P1">wox2 (cz) plays Swords to Plowshares from Hand</text:p>
      <text:p text:style-name="P2">&lt;wox2 (cz)&gt; Sword in response</text:p>
      <text:p text:style-name="P2">&lt;Player&gt; Ok</text:p>
      <text:p text:style-name="P2">&lt;wox2 (cz)&gt; to putting counter</text:p>
      <text:p text:style-name="P2">&lt;wox2 (cz)&gt; so +3</text:p>
      <text:p text:style-name="P1">Quirion Dryad is now 3/3</text:p>
      <text:p text:style-name="P1">Quirion Dryad is now 2/2</text:p>
      <text:p text:style-name="P2">&lt;wox2 (cz)&gt; Ok?</text:p>
      <text:p text:style-name="P1">Player puts Quirion Dryad to RFG from Play</text:p>
      <text:p text:style-name="P1">Player's life total is now 21 (+3)</text:p>
      <text:p text:style-name="P1">wox2 (cz) puts Swords to Plowshares to Graveyard from Play</text:p>
      <text:p text:style-name="P2">&lt;wox2 (cz)&gt; Brainstorm is ok</text:p>
      <text:p text:style-name="P2">&lt;wox2 (cz)&gt; Ok</text:p>
      <text:p text:style-name="P1">Quirion Dryad is now 3/3</text:p>
      <text:p text:style-name="P1">Player draws a card</text:p>
      <text:p text:style-name="P1">Player draws a card</text:p>
      <text:p text:style-name="P1">Player draws a card</text:p>
      <text:p text:style-name="P1">Player puts a card on top of Library from Hand</text:p>
      <text:p text:style-name="P1">Player puts a card on top of Library from Hand</text:p>
      <text:p text:style-name="P1">Player puts Brainstorm to Graveyard from Play</text:p>
      <text:p text:style-name="P1">It is now the Combat Phase, End Of Combat Step</text:p>
      <text:p text:style-name="P1">It is now the Postcombat Main Phase</text:p>
      <text:p text:style-name="P1">Player taps Underground Sea</text:p>
      <text:p text:style-name="P1">wox2 (cz)'s life total is now 12 (-3)</text:p>
      <text:p text:style-name="P1">Player plays Duress from Hand</text:p>
      <text:p text:style-name="P1">wox2 (cz) taps Underground Sea</text:p>
      <text:p text:style-name="P1">wox2 (cz) plays Stifle from Hand</text:p>
      <text:p text:style-name="P2">&lt;wox2 (cz)&gt; Dryad´´s ability</text:p>
      <text:p text:style-name="P1">It is now the Combat Phase, End Of Combat Step</text:p>
      <text:p text:style-name="P1">It is now the Postcombat Main Phase</text:p>
      <text:p text:style-name="P2">&lt;Player&gt; Ok</text:p>
      <text:p text:style-name="P1">wox2 (cz) puts Stifle to Graveyard from Play</text:p>
      <text:p text:style-name="P2">&lt;wox2 (cz)&gt; Thinking</text:p>
      <text:p text:style-name="P1">wox2 (cz) reveals a Jotun Grunt</text:p>
      <text:p text:style-name="P1">wox2 (cz) reveals a Waterfront Bouncer</text:p>
      <text:p text:style-name="P1">wox2 (cz) reveals a Voidmage Prodigy</text:p>
      <text:p text:style-name="P1">Player puts Duress to Graveyard from Play</text:p>
      <text:p text:style-name="P1">Player taps Mox Jet</text:p>
      <text:p text:style-name="P1">Player taps Tropical Island</text:p>
      <text:p text:style-name="P1">Player plays Dark Confidant from Hand</text:p>
      <text:p text:style-name="P2">&lt;wox2 (cz)&gt; Ok</text:p>
      <text:p text:style-name="P1">Quirion Dryad is now 4/4</text:p>
      <text:p text:style-name="P1">Quirion Dryad is now 5/5</text:p>
      <text:p text:style-name="P2">&lt;Player&gt; End my turn</text:p>
      <text:p text:style-name="P2">&lt;wox2 (cz)&gt; EOT</text:p>
      <text:p text:style-name="P1">wox2 (cz) taps AEther Vial</text:p>
      <text:p text:style-name="P1">wox2 (cz) plays Waterfront Bouncer from Hand</text:p>
      <text:p text:style-name="P1">It is now turn 10 (wox2 (cz))</text:p>
      <text:p text:style-name="P1">It is now the Beginning Phase, Untap Step</text:p>
      <text:p text:style-name="P1">wox2 (cz) untaps his/her permanents</text:p>
      <text:p text:style-name="P1">It is now the Beginning Phase, Upkeep Step</text:p>
      <text:p text:style-name="P1">wox2 (cz) puts Polluted Delta into play from Library</text:p>
      <text:p text:style-name="P1">wox2 (cz) puts Polluted Delta to Hand from Play</text:p>
      <text:p text:style-name="P1">It is now the Beginning Phase, Draw Step</text:p>
      <text:p text:style-name="P1">wox2 (cz) draws a card</text:p>
      <text:p text:style-name="P1">It is now the Precombat Main Phase</text:p>
      <text:p text:style-name="P2">&lt;wox2 (cz)&gt; it is 4/4...</text:p>
      <text:p text:style-name="P2">&lt;wox2 (cz)&gt; I think</text:p>
      <text:p text:style-name="P1">wox2 (cz) plays Polluted Delta from Hand</text:p>
      <text:p text:style-name="P2">&lt;Player&gt; no</text:p>
      <text:p text:style-name="P2">&lt;wox2 (cz)&gt; Ok</text:p>
      <text:p text:style-name="P1">It is now the End Phase, End Of Turn Step</text:p>
      <text:p text:style-name="P2">&lt;wox2 (cz)&gt; Thinking</text:p>
      <text:p text:style-name="P2">&lt;wox2 (cz)&gt; End my turn</text:p>
      <text:p text:style-name="P1">It is now turn 11 (Player)</text:p>
      <text:p text:style-name="P1">It is now the Beginning Phase, Untap Step</text:p>
      <text:p text:style-name="P1">Player untaps his/her permanents</text:p>
      <text:p text:style-name="P1">Player puts Polluted Delta into play from Library</text:p>
      <text:p text:style-name="P1">Player puts Polluted Delta to Hand from Play</text:p>
      <text:p text:style-name="P1">It is now the Beginning Phase, Draw Step</text:p>
      <text:p text:style-name="P1">Player draws a card</text:p>
      <text:p text:style-name="P1">It is now the Precombat Main Phase</text:p>
      <text:p text:style-name="P1">Player plays Underground Sea from Hand</text:p>
      <text:p text:style-name="P1">It is now the Combat Phase, Beginning Of Combat Step</text:p>
      <text:p text:style-name="P1">Player taps Quirion Dryad</text:p>
      <text:p text:style-name="P1">wox2 (cz) taps Tundra</text:p>
      <text:p text:style-name="P1">wox2 (cz) taps Waterfront Bouncer</text:p>
      <text:p text:style-name="P1">wox2 (cz) plays Duress from Hand</text:p>
      <text:p text:style-name="P1">wox2 (cz) puts Duress to Graveyard from Play</text:p>
      <text:p text:style-name="P1">Player puts Quirion Dryad to Hand from Play</text:p>
      <text:p text:style-name="P1">Player taps Tropical Island</text:p>
      <text:p text:style-name="P1">Player taps Mox Jet</text:p>
      <text:p text:style-name="P1">Player plays Quirion Dryad from Hand</text:p>
      <text:p text:style-name="P2">&lt;wox2 (cz)&gt; Ok</text:p>
      <text:p text:style-name="P1">It is now turn 12 (wox2 (cz))</text:p>
      <text:p text:style-name="P1">It is now the Beginning Phase, Untap Step</text:p>
      <text:p text:style-name="P2">&lt;wox2 (cz)&gt; EOT</text:p>
      <text:p text:style-name="P2">&lt;Player&gt; End my turn</text:p>
      <text:p text:style-name="P1">wox2 (cz) taps AEther Vial</text:p>
      <text:p text:style-name="P1">wox2 (cz) plays Voidmage Prodigy from Hand</text:p>
      <text:p text:style-name="P1">wox2 (cz) untaps his/her permanents</text:p>
      <text:p text:style-name="P1">It is now the Beginning Phase, Upkeep Step</text:p>
      <text:p text:style-name="P1">wox2 (cz) puts Swamp into play from Library</text:p>
      <text:p text:style-name="P1">wox2 (cz) puts Swamp to Hand from Play</text:p>
      <text:p text:style-name="P1">It is now the Beginning Phase, Draw Step</text:p>
      <text:p text:style-name="P1">wox2 (cz) draws a card</text:p>
      <text:p text:style-name="P1">It is now the Precombat Main Phase</text:p>
      <text:p text:style-name="P1">wox2 (cz) plays Swamp from Hand</text:p>
      <text:p text:style-name="P1">It is now the End Phase, End Of Turn Step</text:p>
      <text:p text:style-name="P2">&lt;wox2 (cz)&gt; End my turn</text:p>
      <text:p text:style-name="P1">It is now turn 13 (Player)</text:p>
      <text:p text:style-name="P1">It is now the Beginning Phase, Untap Step</text:p>
      <text:p text:style-name="P1">Player untaps his/her permanents</text:p>
      <text:p text:style-name="P1">Player puts Polluted Delta into play from Library</text:p>
      <text:p text:style-name="P1">Player puts Polluted Delta to Hand from Play</text:p>
      <text:p text:style-name="P1">It is now the Beginning Phase, Draw Step</text:p>
      <text:p text:style-name="P1">Player draws a card</text:p>
      <text:p text:style-name="P1">It is now the Precombat Main Phase</text:p>
      <text:p text:style-name="P1">Player taps Tropical Island</text:p>
      <text:p text:style-name="P1">Player taps Scrubland</text:p>
      <text:p text:style-name="P1">Player plays Accumulated Knowledge from Hand</text:p>
      <text:p text:style-name="P2">&lt;wox2 (cz)&gt; Ok</text:p>
      <text:p text:style-name="P1">Player draws a card</text:p>
      <text:p text:style-name="P1">Player draws a card</text:p>
      <text:p text:style-name="P1">Player puts Accumulated Knowledge to Graveyard from Play</text:p>
      <text:p text:style-name="P1">Quirion Dryad is now 2/2</text:p>
      <text:p text:style-name="P2">&lt;Player&gt; End my turn</text:p>
      <text:p text:style-name="P2">&lt;wox2 (cz)&gt; EOT</text:p>
      <text:p text:style-name="P1">wox2 (cz) taps AEther Vial</text:p>
      <text:p text:style-name="P1">wox2 (cz) plays Jotun Grunt from Hand</text:p>
      <text:p text:style-name="P2">&lt;Player&gt; Ok</text:p>
      <text:p text:style-name="P1">It is now turn 14 (wox2 (cz))</text:p>
      <text:p text:style-name="P1">It is now the Beginning Phase, Untap Step</text:p>
      <text:p text:style-name="P1">wox2 (cz) untaps his/her permanents</text:p>
      <text:p text:style-name="P1">It is now the Beginning Phase, Upkeep Step</text:p>
      <text:p text:style-name="P1">Jotun Grunt now has 1 (+1) counters.</text:p>
      <text:p text:style-name="P1">wox2 (cz) puts a Swords to Plowshares on bottom of Library from Graveyard</text:p>
      <text:p text:style-name="P1">wox2 (cz) puts a Force of Will on bottom of Library from Graveyard</text:p>
      <text:p text:style-name="P1">wox2 (cz) puts Underground Sea into play from Library</text:p>
      <text:p text:style-name="P1">wox2 (cz) puts Underground Sea to Hand from Play</text:p>
      <text:p text:style-name="P1">It is now the Beginning Phase, Draw Step</text:p>
      <text:p text:style-name="P1">wox2 (cz) draws a card</text:p>
      <text:p text:style-name="P1">It is now the Precombat Main Phase</text:p>
      <text:p text:style-name="P1">It is now the Combat Phase, Declare Attackers Step</text:p>
      <text:p text:style-name="P1">wox2 (cz) taps Jotun Grunt</text:p>
      <text:p text:style-name="P1">wox2 (cz) taps Jotun Grunt</text:p>
      <text:p text:style-name="P1">It is now the Combat Phase, Declare Blockers Step</text:p>
      <text:p text:style-name="P2">&lt;wox2 (cz)&gt; blocks?</text:p>
      <text:p text:style-name="P2">&lt;Player&gt; Thinking</text:p>
      <text:p text:style-name="P1">Player taps Tropical Island</text:p>
      <text:p text:style-name="P1">Player plays Brainstorm from Hand</text:p>
      <text:p text:style-name="P2">&lt;wox2 (cz)&gt; Ok</text:p>
      <text:p text:style-name="P1">Player draws a card</text:p>
      <text:p text:style-name="P1">Player draws a card</text:p>
      <text:p text:style-name="P1">Player draws a card</text:p>
      <text:p text:style-name="P1">Player puts a card on top of Library from Hand</text:p>
      <text:p text:style-name="P1">Player puts a card on top of Library from Hand</text:p>
      <text:p text:style-name="P1">Player puts Brainstorm to Graveyard from Play</text:p>
      <text:p text:style-name="P1">It is now the Combat Phase, Declare Attackers Step</text:p>
      <text:p text:style-name="P1">Quirion Dryad is now 3/3</text:p>
      <text:p text:style-name="P1">Player taps Underground Sea</text:p>
      <text:p text:style-name="P1">Player plays Brainstorm from Hand</text:p>
      <text:p text:style-name="P2">&lt;wox2 (cz)&gt; Ok</text:p>
      <text:p text:style-name="P1">Player draws a card</text:p>
      <text:p text:style-name="P1">Player draws a card</text:p>
      <text:p text:style-name="P1">Player draws a card</text:p>
      <text:p text:style-name="P1">Player puts a card on top of Library from Hand</text:p>
      <text:p text:style-name="P1">Player puts a card on top of Library from Hand</text:p>
      <text:p text:style-name="P1">Player puts Brainstorm to Graveyard from Play</text:p>
      <text:p text:style-name="P1">Quirion Dryad is now 4/4</text:p>
      <text:p text:style-name="P1">It is now the Combat Phase, Declare Blockers Step</text:p>
      <text:p text:style-name="P2">&lt;wox2 (cz)&gt; Thinking</text:p>
      <text:p text:style-name="P1">It is now the Combat Phase, Declare Attackers Step</text:p>
      <text:p text:style-name="P2">&lt;wox2 (cz)&gt; Thinking</text:p>
      <text:p text:style-name="P1">wox2 (cz) taps Underground Sea</text:p>
      <text:p text:style-name="P1">wox2 (cz) taps Waterfront Bouncer</text:p>
      <text:p text:style-name="P1">wox2 (cz) taps Waterfront Bouncer</text:p>
      <text:p text:style-name="P1">wox2 (cz) puts Wasteland to Graveyard from Hand</text:p>
      <text:p text:style-name="P2">&lt;wox2 (cz)&gt; bounce it</text:p>
      <text:p text:style-name="P2">&lt;Player&gt; Wait!</text:p>
      <text:p text:style-name="P2">&lt;wox2 (cz)&gt; dryad</text:p>
      <text:p text:style-name="P1">Player taps Mox Jet</text:p>
      <text:p text:style-name="P1">Player taps Underground Sea</text:p>
      <text:p text:style-name="P1">Player plays Accumulated Knowledge from Hand</text:p>
      <text:p text:style-name="P2">&lt;wox2 (cz)&gt; Ok</text:p>
      <text:p text:style-name="P2">&lt;Player&gt; damage on the stack</text:p>
      <text:p text:style-name="P1">Player draws a card</text:p>
      <text:p text:style-name="P1">Player draws a card</text:p>
      <text:p text:style-name="P1">Player draws a card</text:p>
      <text:p text:style-name="P1">Player puts Accumulated Knowledge to Graveyard from Play</text:p>
      <text:p text:style-name="P1">Quirion Dryad is now 5/5</text:p>
      <text:p text:style-name="P1">It is now the Combat Phase, Beginning Of Combat Step</text:p>
      <text:p text:style-name="P1">It is now the Combat Phase, Declare Attackers Step</text:p>
      <text:p text:style-name="P2">&lt;wox2 (cz)&gt; Wait!</text:p>
      <text:p text:style-name="P2">&lt;wox2 (cz)&gt; I return Dryad</text:p>
      <text:p text:style-name="P2">&lt;wox2 (cz)&gt; Ok?</text:p>
      <text:p text:style-name="P2">&lt;Player&gt; and i stack damage</text:p>
      <text:p text:style-name="P2">&lt;wox2 (cz)&gt; no</text:p>
      <text:p text:style-name="P2">&lt;wox2 (cz)&gt; you can´t</text:p>
      <text:p text:style-name="P1">Player puts Quirion Dryad to Hand from Play</text:p>
      <text:p text:style-name="P1">It is now the Postcombat Main Phase</text:p>
      <text:p text:style-name="P1">It is now the End Phase, End Of Turn Step</text:p>
      <text:p text:style-name="P2">&lt;wox2 (cz)&gt; End my turn</text:p>
      <text:p text:style-name="P1">It is now turn 15 (Player)</text:p>
      <text:p text:style-name="P1">It is now the Beginning Phase, Untap Step</text:p>
      <text:p text:style-name="P1">Player untaps his/her permanents</text:p>
      <text:p text:style-name="P1">Player puts Flooded Strand into play from Library</text:p>
      <text:p text:style-name="P1">Player puts Flooded Strand to Hand from Play</text:p>
      <text:p text:style-name="P1">Player draws a card</text:p>
      <text:p text:style-name="P1">It is now the Beginning Phase, Draw Step</text:p>
      <text:p text:style-name="P1">It is now the Precombat Main Phase</text:p>
      <text:p text:style-name="P1">Player plays Flooded Strand from Hand</text:p>
      <text:p text:style-name="P1">Player taps Underground Sea</text:p>
      <text:p text:style-name="P1">Player untaps Underground Sea</text:p>
      <text:p text:style-name="P1">Player taps Scrubland</text:p>
      <text:p text:style-name="P1">Player taps Mox Jet</text:p>
      <text:p text:style-name="P1">Player plays Dark Confidant from Hand</text:p>
      <text:p text:style-name="P2">&lt;wox2 (cz)&gt; Ok</text:p>
      <text:p text:style-name="P1">Player taps Underground Sea</text:p>
      <text:p text:style-name="P1">Player taps Tropical Island</text:p>
      <text:p text:style-name="P1">Player plays Demonic Tutor from Hand</text:p>
      <text:p text:style-name="P2">&lt;wox2 (cz)&gt; Thinking</text:p>
      <text:p text:style-name="P2">&lt;wox2 (cz)&gt; Ok</text:p>
      <text:p text:style-name="P1">Player is looking its Library...</text:p>
      <text:p text:style-name="P1">Player puts card to Hand from Library</text:p>
      <text:p text:style-name="P1">Player shuffles library</text:p>
      <text:p text:style-name="P1">Player stops looking its Library...</text:p>
      <text:p text:style-name="P1">Player puts Demonic Tutor to Graveyard from Play</text:p>
      <text:p text:style-name="P1">Player puts Polluted Delta to Graveyard from Hand</text:p>
      <text:p text:style-name="P2">&lt;Player&gt; End my turn</text:p>
      <text:p text:style-name="P1">It is now turn 16 (wox2 (cz))</text:p>
      <text:p text:style-name="P1">It is now the Beginning Phase, Untap Step</text:p>
      <text:p text:style-name="P1">wox2 (cz) untaps his/her permanents</text:p>
      <text:p text:style-name="P1">It is now the Beginning Phase, Upkeep Step</text:p>
      <text:p text:style-name="P1">Jotun Grunt now has 2 (+1) counters.</text:p>
      <text:p text:style-name="P2">&lt;wox2 (cz)&gt; Thinking</text:p>
      <text:p text:style-name="P2">&lt;wox2 (cz)&gt; your lands to library</text:p>
      <text:p text:style-name="P1">Player puts a Polluted Delta on bottom of Library from Graveyard</text:p>
      <text:p text:style-name="P1">Player puts a Flooded Strand on bottom of Library from Graveyard</text:p>
      <text:p text:style-name="P1">Player puts a City of Brass on bottom of Library from Graveyard</text:p>
      <text:p text:style-name="P1">Player puts a Flooded Strand on bottom of Library from Graveyard</text:p>
      <text:p text:style-name="P1">wox2 (cz) puts Arcane Laboratory into play from Library</text:p>
      <text:p text:style-name="P1">wox2 (cz) puts Arcane Laboratory to Hand from Play</text:p>
      <text:p text:style-name="P1">wox2 (cz)'s life total is now 9 (-3)</text:p>
      <text:p text:style-name="P1">It is now the Beginning Phase, Draw Step</text:p>
      <text:p text:style-name="P1">wox2 (cz) draws a card</text:p>
      <text:p text:style-name="P1">It is now the Precombat Main Phase</text:p>
      <text:p text:style-name="P1">wox2 (cz) plays Underground Sea from Hand</text:p>
      <text:p text:style-name="P2">&lt;wox2 (cz)&gt; Thinking</text:p>
      <text:p text:style-name="P1">It is now the Combat Phase, Declare Attackers Step</text:p>
      <text:p text:style-name="P1">wox2 (cz) taps Jotun Grunt</text:p>
      <text:p text:style-name="P1">wox2 (cz) taps Jotun Grunt</text:p>
      <text:p text:style-name="P1">It is now the Combat Phase, Declare Blockers Step</text:p>
      <text:p text:style-name="P1">Player's life total is now 17 (-4)</text:p>
      <text:p text:style-name="P1">It is now the Postcombat Main Phase</text:p>
      <text:p text:style-name="P2">&lt;wox2 (cz)&gt; Thinking</text:p>
      <text:p text:style-name="P1">wox2 (cz) taps Underground Sea</text:p>
      <text:p text:style-name="P1">wox2 (cz) taps Tundra</text:p>
      <text:p text:style-name="P1">wox2 (cz) taps Underground Sea</text:p>
      <text:p text:style-name="P1">wox2 (cz) plays Arcane Laboratory from Hand</text:p>
      <text:p text:style-name="P2">&lt;wox2 (cz)&gt; Ok?</text:p>
      <text:p text:style-name="P1">Player plays Force of Will from Hand</text:p>
      <text:p text:style-name="P1">wox2 (cz) untaps Underground Sea</text:p>
      <text:p text:style-name="P1">wox2 (cz) taps Swamp</text:p>
      <text:p text:style-name="P1">Player plays Misdirection from Hand</text:p>
      <text:p text:style-name="P1">Player's life total is now 16 (-1)</text:p>
      <text:p text:style-name="P1">wox2 (cz) puts Arcane Laboratory to Graveyard from Play</text:p>
      <text:p text:style-name="P2">&lt;wox2 (cz)&gt; Ok</text:p>
      <text:p text:style-name="P1">Player puts Misdirection to RFG from Play</text:p>
      <text:p text:style-name="P1">It is now the End Phase, End Of Turn Step</text:p>
      <text:p text:style-name="P1">Player puts Force of Will to Graveyard from Play</text:p>
      <text:p text:style-name="P2">&lt;wox2 (cz)&gt; End my turn</text:p>
      <text:p text:style-name="P1">It is now turn 17 (Player)</text:p>
      <text:p text:style-name="P1">It is now the Beginning Phase, Untap Step</text:p>
      <text:p text:style-name="P1">Player untaps his/her permanents</text:p>
      <text:p text:style-name="P1">Player puts Brainstorm into play from Library</text:p>
      <text:p text:style-name="P1">Player's life total is now 15 (-1)</text:p>
      <text:p text:style-name="P1">Player puts Duress into play from Library</text:p>
      <text:p text:style-name="P1">Player's life total is now 14 (-1)</text:p>
      <text:p text:style-name="P1">Player puts Brainstorm to Hand from Play</text:p>
      <text:p text:style-name="P1">Player puts Duress to Hand from Play</text:p>
      <text:p text:style-name="P1">It is now the Beginning Phase, Draw Step</text:p>
      <text:p text:style-name="P1">Player draws a card</text:p>
      <text:p text:style-name="P1">It is now the Precombat Main Phase</text:p>
      <text:p text:style-name="P1">Player plays Polluted Delta from Hand</text:p>
      <text:p text:style-name="P1">Player taps Mox Jet</text:p>
      <text:p text:style-name="P1">Player plays Duress from Hand</text:p>
      <text:p text:style-name="P2">&lt;wox2 (cz)&gt; Thinking</text:p>
      <text:p text:style-name="P1">wox2 (cz) reveals a Force of Will</text:p>
      <text:p text:style-name="P1">wox2 (cz) reveals a Flooded Strand</text:p>
      <text:p text:style-name="P1">wox2 (cz) puts Force of Will to Graveyard from Hand</text:p>
      <text:p text:style-name="P1">Player puts Duress to Graveyard from Play</text:p>
      <text:p text:style-name="P1">Player taps Underground Sea</text:p>
      <text:p text:style-name="P1">Player taps Tropical Island</text:p>
      <text:p text:style-name="P1">Player untaps Underground Sea</text:p>
      <text:p text:style-name="P1">Player untaps Tropical Island</text:p>
      <text:p text:style-name="P1">Player taps Tropical Island</text:p>
      <text:p text:style-name="P1">Player plays Brainstorm from Hand</text:p>
      <text:p text:style-name="P2">&lt;wox2 (cz)&gt; Ok</text:p>
      <text:p text:style-name="P1">Player draws a card</text:p>
      <text:p text:style-name="P1">Player draws a card</text:p>
      <text:p text:style-name="P1">Player draws a card</text:p>
      <text:p text:style-name="P1">Player puts a card on top of Library from Hand</text:p>
      <text:p text:style-name="P1">Player puts a card on top of Library from Hand</text:p>
      <text:p text:style-name="P1">Player puts Brainstorm to Graveyard from Play</text:p>
      <text:p text:style-name="P1">Player taps Underground Sea</text:p>
      <text:p text:style-name="P1">Player taps Tropical Island</text:p>
      <text:p text:style-name="P1">Player plays Time Walk from Hand</text:p>
      <text:p text:style-name="P2">&lt;wox2 (cz)&gt; Thinking</text:p>
      <text:p text:style-name="P1">wox2 (cz) taps Polluted Delta</text:p>
      <text:p text:style-name="P1">wox2 (cz) puts Polluted Delta to Graveyard from Play</text:p>
      <text:p text:style-name="P1">wox2 (cz)'s life total is now 8 (-1)</text:p>
      <text:p text:style-name="P2">&lt;wox2 (cz)&gt; Ok?</text:p>
      <text:p text:style-name="P2">&lt;Player&gt; Ok</text:p>
      <text:p text:style-name="P1">wox2 (cz) is looking its Library...</text:p>
      <text:p text:style-name="P1">wox2 (cz) puts Tundra into play from Library</text:p>
      <text:p text:style-name="P1">wox2 (cz) shuffles library</text:p>
      <text:p text:style-name="P1">wox2 (cz) stops looking its Library...</text:p>
      <text:p text:style-name="P1">wox2 (cz) taps Tundra</text:p>
      <text:p text:style-name="P1">wox2 (cz) taps Underground Sea</text:p>
      <text:p text:style-name="P2">&lt;wox2 (cz)&gt; Thinking</text:p>
      <text:p text:style-name="P1">wox2 (cz) sacrifices Voidmage Prodigy</text:p>
      <text:p text:style-name="P1">Player plays Force of Will from Hand</text:p>
      <text:p text:style-name="P1">Player plays Misdirection from Hand</text:p>
      <text:p text:style-name="P1">Player puts Misdirection to RFG from Play</text:p>
      <text:p text:style-name="P2">&lt;wox2 (cz)&gt; you can´t</text:p>
      <text:p text:style-name="P1">Player's life total is now 13 (-1)</text:p>
      <text:p text:style-name="P2">&lt;wox2 (cz)&gt; it is not a spell</text:p>
      <text:p text:style-name="P2">&lt;Player&gt; yes i can</text:p>
      <text:p text:style-name="P2">&lt;wox2 (cz)&gt; no</text:p>
      <text:p text:style-name="P2">&lt;wox2 (cz)&gt; read fow</text:p>
      <text:p text:style-name="P1">Player puts Force of Will to Hand from Play</text:p>
      <text:p text:style-name="P2">&lt;wox2 (cz)&gt; counter arget spell</text:p>
      <text:p text:style-name="P1">Player puts Misdirection to Hand from RFG</text:p>
      <text:p text:style-name="P2">&lt;wox2 (cz)&gt; target</text:p>
      <text:p text:style-name="P1">Player's life total is now 14 (+1)</text:p>
      <text:p text:style-name="P1">Player puts Time Walk to Graveyard from Play</text:p>
      <text:p text:style-name="P1">Player taps Scrubland</text:p>
      <text:p text:style-name="P1">Player taps Underground Sea</text:p>
      <text:p text:style-name="P1">Player plays Dark Confidant from Hand</text:p>
      <text:p text:style-name="P2">&lt;wox2 (cz)&gt; Ok</text:p>
      <text:p text:style-name="P2">&lt;Player&gt; End my turn</text:p>
      <text:p text:style-name="P1">It is now turn 18 (wox2 (cz))</text:p>
      <text:p text:style-name="P1">It is now the Beginning Phase, Untap Step</text:p>
      <text:p text:style-name="P1">wox2 (cz) untaps his/her permanents</text:p>
      <text:p text:style-name="P1">It is now the Beginning Phase, Upkeep Step</text:p>
      <text:p text:style-name="P1">wox2 (cz) puts Polluted Delta into play from Library</text:p>
      <text:p text:style-name="P1">wox2 (cz) puts Polluted Delta to Hand from Play</text:p>
      <text:p text:style-name="P1">Jotun Grunt now has 3 (+1) counters.</text:p>
      <text:p text:style-name="P2">&lt;wox2 (cz)&gt; Thinking</text:p>
      <text:p text:style-name="P2">&lt;wox2 (cz)&gt; Duress, Duress, Knowledge, Knowledge, Knowledge,Black Lotus</text:p>
      <text:p text:style-name="P1">Player puts Duress into play from Graveyard</text:p>
      <text:p text:style-name="P1">Player puts Duress into play from Graveyard</text:p>
      <text:p text:style-name="P1">Player puts Accumulated Knowledge into play from Graveyard</text:p>
      <text:p text:style-name="P1">Player puts Accumulated Knowledge into play from Graveyard</text:p>
      <text:p text:style-name="P1">Player puts Accumulated Knowledge into play from Graveyard</text:p>
      <text:p text:style-name="P1">Player puts Black Lotus into play from Graveyard</text:p>
      <text:p text:style-name="P1">Player puts a Duress on bottom of Library from Play</text:p>
      <text:p text:style-name="P1">Player puts a Duress on bottom of Library from Play</text:p>
      <text:p text:style-name="P1">Player puts a Accumulated Knowledge on bottom of Library from Play</text:p>
      <text:p text:style-name="P1">Player puts a Accumulated Knowledge on bottom of Library from Play</text:p>
      <text:p text:style-name="P1">Player puts a Accumulated Knowledge on bottom of Library from Play</text:p>
      <text:p text:style-name="P1">Player puts a Black Lotus on bottom of Library from Play</text:p>
      <text:p text:style-name="P1">It is now the Beginning Phase, Draw Step</text:p>
      <text:p text:style-name="P1">wox2 (cz) draws a card</text:p>
      <text:p text:style-name="P1">It is now the Precombat Main Phase</text:p>
      <text:p text:style-name="P1">It is now the Combat Phase, Declare Attackers Step</text:p>
      <text:p text:style-name="P2">&lt;wox2 (cz)&gt; Thinking</text:p>
      <text:p text:style-name="P1">wox2 (cz) taps Jotun Grunt</text:p>
      <text:p text:style-name="P1">wox2 (cz) taps Jotun Grunt</text:p>
      <text:p text:style-name="P1">Player's life total is now 10 (-4)</text:p>
      <text:p text:style-name="P1">It is now the Postcombat Main Phase</text:p>
      <text:p text:style-name="P1">It is now the End Phase, End Of Turn Step</text:p>
      <text:p text:style-name="P2">&lt;wox2 (cz)&gt; End my turn</text:p>
      <text:p text:style-name="P1">Player untaps his/her permanents</text:p>
      <text:p text:style-name="P1">Player puts Polluted Delta into play from Library</text:p>
      <text:p text:style-name="P1">Player puts Polluted Delta into play from Library</text:p>
      <text:p text:style-name="P1">Player puts Force of Will into play from Library</text:p>
      <text:p text:style-name="P1">Player's life total is now 5 (-5)</text:p>
      <text:p text:style-name="P1">Player puts Polluted Delta to Hand from Play</text:p>
      <text:p text:style-name="P1">Player puts Polluted Delta to Hand from Play</text:p>
      <text:p text:style-name="P1">Player puts Force of Will to Hand from Play</text:p>
      <text:p text:style-name="P1">It is now turn 19 (Player)</text:p>
      <text:p text:style-name="P1">It is now the Beginning Phase, Untap Step</text:p>
      <text:p text:style-name="P1">It is now the Beginning Phase, Draw Step</text:p>
      <text:p text:style-name="P1">Player draws a card</text:p>
      <text:p text:style-name="P1">It is now the Precombat Main Phase</text:p>
      <text:p text:style-name="P1">Player taps Mox Jet</text:p>
      <text:p text:style-name="P1">Player plays Duress from Hand</text:p>
      <text:p text:style-name="P1">wox2 (cz) reveals a Polluted Delta</text:p>
      <text:p text:style-name="P1">wox2 (cz) reveals a Dark Confidant</text:p>
      <text:p text:style-name="P1">Player puts Duress to Graveyard from Play</text:p>
      <text:p text:style-name="P1">Player taps Underground Sea</text:p>
      <text:p text:style-name="P1">Player taps Scrubland</text:p>
      <text:p text:style-name="P1">Player taps Tropical Island</text:p>
      <text:p text:style-name="P1">Player plays Yawgmoth's Will from Hand</text:p>
      <text:p text:style-name="P2">&lt;wox2 (cz)&gt; Ok</text:p>
      <text:p text:style-name="P1">Player puts Flooded Strand to Graveyard from Play</text:p>
      <text:p text:style-name="P1">Player puts Polluted Delta to Graveyard from Play</text:p>
      <text:p text:style-name="P1">Player's life total is now 3 (-2)</text:p>
      <text:p text:style-name="P1">Player is looking its Library...</text:p>
      <text:p text:style-name="P1">Player puts Tundra into play from Library</text:p>
      <text:p text:style-name="P1">Player puts Tundra into play from Library</text:p>
      <text:p text:style-name="P1">Player shuffles library</text:p>
      <text:p text:style-name="P1">Player stops looking its Library...</text:p>
      <text:p text:style-name="P1">Player shuffles library</text:p>
      <text:p text:style-name="P1">Player shuffles library</text:p>
      <text:p text:style-name="P1">Player puts Flooded Strand to RFG from Graveyard</text:p>
      <text:p text:style-name="P1">Player puts Polluted Delta to RFG from Graveyard</text:p>
      <text:p text:style-name="P1">Player taps Tundra</text:p>
      <text:p text:style-name="P1">Player puts Brainstorm into play from Graveyard</text:p>
      <text:p text:style-name="P1">Player draws a card</text:p>
      <text:p text:style-name="P1">Player draws a card</text:p>
      <text:p text:style-name="P1">Player draws a card</text:p>
      <text:p text:style-name="P1">Player puts a card on top of Library from Hand</text:p>
      <text:p text:style-name="P1">Player puts a card on top of Library from Hand</text:p>
      <text:p text:style-name="P1">Player taps Tropical Island</text:p>
      <text:p text:style-name="P1">Player puts Ancestral Recall into play from Graveyard</text:p>
      <text:p text:style-name="P2">&lt;wox2 (cz)&gt; Ok</text:p>
      <text:p text:style-name="P1">Player puts Ancestral Recall to Graveyard from Play</text:p>
      <text:p text:style-name="P1">Player puts Regrowth into play from Graveyard</text:p>
      <text:p text:style-name="P1">Player puts Demonic Tutor into play from Graveyard</text:p>
      <text:p text:style-name="P1">Player puts Demonic Tutor to Hand from Play</text:p>
      <text:p text:style-name="P2">&lt;wox2 (cz)&gt; what do you play?</text:p>
      <text:p text:style-name="P1">Player untaps Tropical Island</text:p>
      <text:p text:style-name="P1">Player untaps Underground Sea</text:p>
      <text:p text:style-name="P1">Player taps Underground Sea</text:p>
      <text:p text:style-name="P1">Player taps Tropical Island</text:p>
      <text:p text:style-name="P2">&lt;wox2 (cz)&gt; Thinking</text:p>
      <text:p text:style-name="P1">Player plays Demonic Tutor from Hand</text:p>
      <text:p text:style-name="P2">&lt;wox2 (cz)&gt; Thinking</text:p>
      <text:p text:style-name="P1">Player puts Demonic Tutor to Hand from Play</text:p>
      <text:p text:style-name="P1">Player taps Underground Sea</text:p>
      <text:p text:style-name="P1">Player taps Tundra</text:p>
      <text:p text:style-name="P1">Player puts Time Walk into play from Graveyard</text:p>
      <text:p text:style-name="P1">Player puts Yawgmoth's Will to RFG from Play</text:p>
      <text:p text:style-name="P1">Player puts Brainstorm to RFG from Play</text:p>
      <text:p text:style-name="P1">Player puts Regrowth to RFG from Play</text:p>
      <text:p text:style-name="P1">Player puts Time Walk to RFG from Play</text:p>
      <text:p text:style-name="P1">Player puts Sacred Ground to Graveyard from Hand</text:p>
      <text:p text:style-name="P2">&lt;wox2 (cz)&gt; Ok</text:p>
      <text:p text:style-name="P1">It is now turn 20 (wox2 (cz))</text:p>
      <text:p text:style-name="P1">It is now the Beginning Phase, Untap Step</text:p>
      <text:p text:style-name="P1">It is now turn 21 (Player)</text:p>
      <text:p text:style-name="P1">It is now the Beginning Phase, Untap Step</text:p>
      <text:p text:style-name="P1">Player untaps his/her permanents</text:p>
      <text:p text:style-name="P1">Player taps Scrubland</text:p>
      <text:p text:style-name="P1">Player plays Swords to Plowshares from Hand</text:p>
      <text:p text:style-name="P1">Player puts Dark Confidant to Graveyard from Play</text:p>
      <text:p text:style-name="P2">&lt;wox2 (cz)&gt; Ok</text:p>
      <text:p text:style-name="P1">Player puts Dark Confidant to RFG from Graveyard</text:p>
      <text:p text:style-name="P1">Player's life total is now 5 (+2)</text:p>
      <text:p text:style-name="P1">Player puts Swords to Plowshares to Graveyard from Play</text:p>
      <text:p text:style-name="P1">Player puts Polluted Delta into play from Library</text:p>
      <text:p text:style-name="P1">Player puts Polluted Delta into play from Library</text:p>
      <text:p text:style-name="P1">Player puts Polluted Delta to Hand from Play</text:p>
      <text:p text:style-name="P1">Player puts Polluted Delta to Hand from Play</text:p>
      <text:p text:style-name="P1">It is now the Beginning Phase, Draw Step</text:p>
      <text:p text:style-name="P1">Player draws a card</text:p>
      <text:p text:style-name="P1">Player taps Mox Jet</text:p>
      <text:p text:style-name="P1">Player taps Underground Sea</text:p>
      <text:p text:style-name="P1">Player plays Demonic Tutor from Hand</text:p>
      <text:p text:style-name="P2">&lt;wox2 (cz)&gt; Ok</text:p>
      <text:p text:style-name="P1">Player is looking its Library...</text:p>
      <text:p text:style-name="P1">Player puts card to Hand from Library</text:p>
      <text:p text:style-name="P1">Player shuffles library</text:p>
      <text:p text:style-name="P1">Player stops looking its Library...</text:p>
      <text:p text:style-name="P1">Player puts Demonic Tutor to Graveyard from Play</text:p>
      <text:p text:style-name="P1">It is now the Combat Phase, Beginning Of Combat Step</text:p>
      <text:p text:style-name="P1">Player taps Dark Confidant</text:p>
      <text:p text:style-name="P1">Player taps Dark Confidant</text:p>
      <text:p text:style-name="P2">&lt;wox2 (cz)&gt; Thinking</text:p>
      <text:p text:style-name="P1">It is now the Combat Phase, Declare Attackers Step</text:p>
      <text:p text:style-name="P1">It is now the Combat Phase, Declare Blockers Step</text:p>
      <text:p text:style-name="P1">It is now the Combat Phase, Combat Damage Step</text:p>
      <text:p text:style-name="P2">&lt;wox2 (cz)&gt; Ok?</text:p>
      <text:p text:style-name="P1">wox2 (cz) puts Dark Confidant to Graveyard from Play</text:p>
      <text:p text:style-name="P1">It is now the Combat Phase, End Of Combat Step</text:p>
      <text:p text:style-name="P1">Player puts Dark Confidant to Graveyard from Play</text:p>
      <text:p text:style-name="P1">wox2 (cz)'s life total is now 6 (-2)</text:p>
      <text:p text:style-name="P1">Player taps Tropical Island</text:p>
      <text:p text:style-name="P1">Player taps Underground Sea</text:p>
      <text:p text:style-name="P1">Player plays Quirion Dryad from Hand</text:p>
      <text:p text:style-name="P2">&lt;wox2 (cz)&gt; Ok</text:p>
      <text:p text:style-name="P1">Player puts Polluted Delta to Graveyard from Hand</text:p>
      <text:p text:style-name="P1">Player puts Polluted Delta to Hand from Graveyard</text:p>
      <text:p text:style-name="P1">Player taps Tropical Island</text:p>
      <text:p text:style-name="P1">Player taps Tundra</text:p>
      <text:p text:style-name="P1">Player plays Quirion Dryad from Hand</text:p>
      <text:p text:style-name="P2">&lt;wox2 (cz)&gt; Ok</text:p>
      <text:p text:style-name="P2">&lt;wox2 (cz)&gt; EOT</text:p>
      <text:p text:style-name="P2">&lt;Player&gt; End my turn</text:p>
      <text:p text:style-name="P1">wox2 (cz) taps AEther Vial</text:p>
      <text:p text:style-name="P1">wox2 (cz) plays Dark Confidant from Hand</text:p>
      <text:p text:style-name="P2">&lt;wox2 (cz)&gt; Ok?</text:p>
      <text:p text:style-name="P2">&lt;Player&gt; Ok</text:p>
      <text:p text:style-name="P1">It is now turn 22 (wox2 (cz))</text:p>
      <text:p text:style-name="P1">It is now the Beginning Phase, Untap Step</text:p>
      <text:p text:style-name="P2">&lt;wox2 (cz)&gt; Thinking</text:p>
      <text:p text:style-name="P1">wox2 (cz) untaps his/her permanents</text:p>
      <text:p text:style-name="P1">It is now the Beginning Phase, Upkeep Step</text:p>
      <text:p text:style-name="P1">Jotun Grunt now has 4 (+1) counters.</text:p>
      <text:p text:style-name="P1">Jotun Grunt now has 3 (-1) counters.</text:p>
      <text:p text:style-name="P1">wox2 (cz) puts Daze into play from Library</text:p>
      <text:p text:style-name="P1">wox2 (cz) puts Daze to Hand from Play</text:p>
      <text:p text:style-name="P1">wox2 (cz)'s life total is now 4 (-2)</text:p>
      <text:p text:style-name="P1">Jotun Grunt now has 4 (+1) counters.</text:p>
      <text:p text:style-name="P2">&lt;wox2 (cz)&gt; Thinking</text:p>
      <text:p text:style-name="P2">&lt;wox2 (cz)&gt; Grounds</text:p>
      <text:p text:style-name="P2">&lt;wox2 (cz)&gt; Confidant</text:p>
      <text:p text:style-name="P2">&lt;wox2 (cz)&gt; confidant</text:p>
      <text:p text:style-name="P1">Player puts a Sacred Ground on bottom of Library from Graveyard</text:p>
      <text:p text:style-name="P2">&lt;wox2 (cz)&gt; duress</text:p>
      <text:p text:style-name="P1">Player puts a Dark Confidant on bottom of Library from Graveyard</text:p>
      <text:p text:style-name="P1">Player puts a Dark Confidant on bottom of Library from Graveyard</text:p>
      <text:p text:style-name="P1">Player puts a Duress on bottom of Library from Graveyard</text:p>
      <text:p text:style-name="P1">wox2 (cz) puts a Voidmage Prodigy on bottom of Library from Graveyard</text:p>
      <text:p text:style-name="P1">wox2 (cz) puts a Dark Confidant on bottom of Library from Graveyard</text:p>
      <text:p text:style-name="P1">wox2 (cz) puts a Stifle on bottom of Library from Graveyard</text:p>
      <text:p text:style-name="P1">wox2 (cz) puts a Force of Will on bottom of Library from Graveyard</text:p>
      <text:p text:style-name="P1">It is now the Beginning Phase, Draw Step</text:p>
      <text:p text:style-name="P1">wox2 (cz) draws a card</text:p>
      <text:p text:style-name="P1">It is now the Precombat Main Phase</text:p>
      <text:p text:style-name="P1">It is now the Combat Phase, Declare Attackers Step</text:p>
      <text:p text:style-name="P2">&lt;wox2 (cz)&gt; Thinking</text:p>
      <text:p text:style-name="P1">wox2 (cz) taps Dark Confidant</text:p>
      <text:p text:style-name="P1">wox2 (cz) taps Dark Confidant</text:p>
      <text:p text:style-name="P1">wox2 (cz) taps Jotun Grunt</text:p>
      <text:p text:style-name="P1">wox2 (cz) taps Jotun Grunt</text:p>
      <text:p text:style-name="P1">Player taps Tundra</text:p>
      <text:p text:style-name="P1">Player plays Swords to Plowshares from Hand</text:p>
      <text:p text:style-name="P1">wox2 (cz) taps Tundra</text:p>
      <text:p text:style-name="P1">wox2 (cz) taps Underground Sea</text:p>
      <text:p text:style-name="P1">wox2 (cz) untaps Tundra</text:p>
      <text:p text:style-name="P1">wox2 (cz) untaps Underground Sea</text:p>
      <text:p text:style-name="P2">&lt;wox2 (cz)&gt; Thinking</text:p>
      <text:p text:style-name="P1">wox2 (cz) plays Daze from Hand</text:p>
      <text:p text:style-name="P1">wox2 (cz) puts Underground Sea to Hand from Play</text:p>
      <text:p text:style-name="P1">wox2 (cz) puts Daze to Graveyard from Play</text:p>
      <text:p text:style-name="P1">Player plays Misdirection from Hand</text:p>
      <text:p text:style-name="P1">Player plays Force of Will from Hand</text:p>
      <text:p text:style-name="P1">Player puts Misdirection to RFG from Play</text:p>
      <text:p text:style-name="P1">Player's life total is now 4 (-1)</text:p>
      <text:p text:style-name="P2">&lt;wox2 (cz)&gt; Ok</text:p>
      <text:p text:style-name="P1">It is now the Combat Phase, Declare Blockers Step</text:p>
      <text:p text:style-name="P1">It is now the Combat Phase, Declare Attackers Step</text:p>
      <text:p text:style-name="P1">Quirion Dryad is now 3/3</text:p>
      <text:p text:style-name="P2">&lt;wox2 (cz)&gt; Thinking</text:p>
      <text:p text:style-name="P1">Quirion Dryad is now 3/3</text:p>
      <text:p text:style-name="P2">&lt;wox2 (cz)&gt; Thinking</text:p>
      <text:p text:style-name="P2">&lt;Player&gt; Ok</text:p>
      <text:p text:style-name="P1">wox2 (cz) taps Waterfront Bouncer</text:p>
      <text:p text:style-name="P1">wox2 (cz) taps Waterfront Bouncer</text:p>
      <text:p text:style-name="P1">wox2 (cz) taps Tundra</text:p>
      <text:p text:style-name="P1">wox2 (cz) puts Polluted Delta to Graveyard from Hand</text:p>
      <text:p text:style-name="P1">wox2 (cz) puts Jotun Grunt to Hand from Play</text:p>
      <text:p text:style-name="P1">It is now the Combat Phase, Declare Blockers Step</text:p>
      <text:p text:style-name="P1">Player puts Swords to Plowshares to Graveyard from Play</text:p>
      <text:p text:style-name="P1">Player puts Force of Will to Graveyard from Play</text:p>
      <text:p text:style-name="P1">wox2 (cz) puts Dark Confidant to Graveyard from Play</text:p>
      <text:p text:style-name="P2">&lt;wox2 (cz)&gt; Ok</text:p>
      <text:p text:style-name="P1">It is now the Postcombat Main Phase</text:p>
      <text:p text:style-name="P2">&lt;wox2 (cz)&gt; Thinking</text:p>
      <text:p text:style-name="P1">wox2 (cz) taps Underground Sea</text:p>
      <text:p text:style-name="P1">wox2 (cz) taps Tundra</text:p>
      <text:p text:style-name="P1">wox2 (cz) plays Meddling Mage from Hand</text:p>
      <text:p text:style-name="P2">&lt;wox2 (cz)&gt; Thinking</text:p>
      <text:p text:style-name="P2">&lt;Player&gt; Ok</text:p>
      <text:p text:style-name="P1">Meddling Mage's note changed: Accumulated Knowledge</text:p>
      <text:p text:style-name="P2">&lt;Player&gt; Ok</text:p>
      <text:p text:style-name="P1">It is now the End Phase, End Of Turn Step</text:p>
      <text:p text:style-name="P2">&lt;wox2 (cz)&gt; End my turn</text:p>
      <text:p text:style-name="P1">It is now turn 23 (Player)</text:p>
      <text:p text:style-name="P1">It is now the Beginning Phase, Untap Step</text:p>
      <text:p text:style-name="P1">Player untaps his/her permanents</text:p>
      <text:p text:style-name="P1">wox2 (cz) plays Underground Sea from Hand</text:p>
      <text:p text:style-name="P1">Player puts Flooded Strand into play from Library</text:p>
      <text:p text:style-name="P1">Player puts Flooded Strand to Hand from Play</text:p>
      <text:p text:style-name="P1">It is now the Beginning Phase, Draw Step</text:p>
      <text:p text:style-name="P1">Player draws a card</text:p>
      <text:p text:style-name="P1">It is now the Combat Phase, Beginning Of Combat Step</text:p>
      <text:p text:style-name="P1">wox2 (cz) taps AEther Vial</text:p>
      <text:p text:style-name="P1">wox2 (cz) plays Jotun Grunt from Hand</text:p>
      <text:p text:style-name="P1">Player taps Quirion Dryad</text:p>
      <text:p text:style-name="P1">Player taps Quirion Dryad</text:p>
      <text:p text:style-name="P2">&lt;wox2 (cz)&gt; Ok?</text:p>
      <text:p text:style-name="P1">Player taps Tropical Island</text:p>
      <text:p text:style-name="P1">Player taps Scrubland</text:p>
      <text:p text:style-name="P1">Player taps Underground Sea</text:p>
      <text:p text:style-name="P1">Player taps Tundra</text:p>
      <text:p text:style-name="P1">Player taps Tundra</text:p>
      <text:p text:style-name="P1">Player plays Force of Will from Hand</text:p>
      <text:p text:style-name="P2">&lt;wox2 (cz)&gt; no</text:p>
      <text:p text:style-name="P2">&lt;wox2 (cz)&gt; Vial</text:p>
      <text:p text:style-name="P1">Player puts Force of Will to Hand from Play</text:p>
      <text:p text:style-name="P1">Player untaps Tropical Island</text:p>
      <text:p text:style-name="P1">Player untaps Scrubland</text:p>
      <text:p text:style-name="P1">Player untaps Underground Sea</text:p>
      <text:p text:style-name="P1">Player untaps Tundra</text:p>
      <text:p text:style-name="P1">Player untaps Tundra</text:p>
      <text:p text:style-name="P1">It is now the Combat Phase, Declare Attackers Step</text:p>
      <text:p text:style-name="P2">&lt;wox2 (cz)&gt; Thinking</text:p>
      <text:p text:style-name="P1">It is now the Combat Phase, Declare Blockers Step</text:p>
      <text:p text:style-name="P2">&lt;wox2 (cz)&gt; Block one</text:p>
      <text:p text:style-name="P2">&lt;wox2 (cz)&gt; Ok?</text:p>
      <text:p text:style-name="P2">&lt;Player&gt; Ok</text:p>
      <text:p text:style-name="P1">It is now the Combat Phase, Combat Damage Step</text:p>
      <text:p text:style-name="P1">wox2 (cz)'s life total is now 1 (-3)</text:p>
      <text:p text:style-name="P1">wox2 (cz) puts Meddling Mage to Graveyard from Play</text:p>
      <text:p text:style-name="P1">It is now the Postcombat Main Phase</text:p>
      <text:p text:style-name="P1">Player taps Tropical Island</text:p>
      <text:p text:style-name="P1">Player taps Underground Sea</text:p>
      <text:p text:style-name="P1">Player plays Quirion Dryad from Hand</text:p>
      <text:p text:style-name="P2">&lt;wox2 (cz)&gt; Ok</text:p>
      <text:p text:style-name="P2">&lt;Player&gt; End my turn</text:p>
      <text:p text:style-name="P1">It is now turn 24 (wox2 (cz))</text:p>
      <text:p text:style-name="P1">It is now the Beginning Phase, Untap Step</text:p>
      <text:p text:style-name="P1">wox2 (cz) untaps his/her permanents</text:p>
      <text:p text:style-name="P1">It is now the Beginning Phase, Upkeep Step</text:p>
      <text:p text:style-name="P1">Jotun Grunt now has 1 (+1) counters.</text:p>
      <text:p text:style-name="P1">wox2 (cz) puts a Meddling Mage on bottom of Library from Graveyard</text:p>
      <text:p text:style-name="P1">wox2 (cz) puts a Dark Confidant on bottom of Library from Graveyard</text:p>
      <text:p text:style-name="P1">It is now the Beginning Phase, Draw Step</text:p>
      <text:p text:style-name="P1">wox2 (cz) draws a card</text:p>
      <text:p text:style-name="P1">It is now the Precombat Main Phase</text:p>
      <text:p text:style-name="P2">&lt;wox2 (cz)&gt; g3</text:p>
      <text:p text:style-name="P2">&lt;Player&gt; ok</text:p>
      <text:p text:style-name="P2">&lt;New Game: waiting for opponent&gt;</text:p>
      <text:p text:style-name="P1">wox2 (cz) shuffles library</text:p>
      <text:p text:style-name="P2">&lt;wox2 (cz)&gt; I am ready.</text:p>
      <text:p text:style-name="P1">wox2 (cz) draws 0 cards</text:p>
      <text:p text:style-name="P1">wox2 (cz) shuffles library</text:p>
      <text:p text:style-name="P1">wox2 (cz) shuffles library</text:p>
      <text:p text:style-name="P1">wox2 (cz) shuffles library</text:p>
      <text:p text:style-name="P1">wox2 (cz) shuffles library</text:p>
      <text:p text:style-name="P1">Player shuffles library</text:p>
      <text:p text:style-name="P2">&lt;Player&gt; I am ready.</text:p>
      <text:p text:style-name="P1">Player draws 0 cards</text:p>
      <text:p text:style-name="P2">&lt;-------- New Game Started --------&gt;</text:p>
      <text:p text:style-name="P1">wox2 (cz)'s Security Code: 572944FB/sb [???]</text:p>
      <text:p text:style-name="P1">Player's Security Code: 55ACADCC/sb [Type 1.5]</text:p>
      <text:p text:style-name="P1">It is now turn 1 (wox2 (cz))</text:p>
      <text:p text:style-name="P1">It is now the Beginning Phase, Untap Step</text:p>
      <text:p text:style-name="P1">Player shuffles library</text:p>
      <text:p text:style-name="P1">Player shuffles library</text:p>
      <text:p text:style-name="P1">Player draws 7 cards</text:p>
      <text:p text:style-name="P2">&lt;wox2 (cz)&gt; I begin</text:p>
      <text:p text:style-name="P1">wox2 (cz) shuffles library</text:p>
      <text:p text:style-name="P1">wox2 (cz) draws a card</text:p>
      <text:p text:style-name="P1">wox2 (cz) draws a card</text:p>
      <text:p text:style-name="P1">wox2 (cz) draws a card</text:p>
      <text:p text:style-name="P1">wox2 (cz) draws a card</text:p>
      <text:p text:style-name="P1">wox2 (cz) draws a card</text:p>
      <text:p text:style-name="P1">wox2 (cz) draws a card</text:p>
      <text:p text:style-name="P1">wox2 (cz) draws a card</text:p>
      <text:p text:style-name="P1">It is now the Precombat Main Phase</text:p>
      <text:p text:style-name="P2">&lt;wox2 (cz)&gt; kp</text:p>
      <text:p text:style-name="P2">&lt;Player&gt; kp</text:p>
      <text:p text:style-name="P1">wox2 (cz) plays Underground Sea from Hand</text:p>
      <text:p text:style-name="P1">wox2 (cz) taps Underground Sea</text:p>
      <text:p text:style-name="P1">wox2 (cz) plays AEther Vial from Hand</text:p>
      <text:p text:style-name="P2">&lt;wox2 (cz)&gt; Ok?</text:p>
      <text:p text:style-name="P2">&lt;Player&gt; ok</text:p>
      <text:p text:style-name="P1">It is now the End Phase, End Of Turn Step</text:p>
      <text:p text:style-name="P2">&lt;wox2 (cz)&gt; End my turn</text:p>
      <text:p text:style-name="P1">It is now turn 2 (Player)</text:p>
      <text:p text:style-name="P1">It is now the Beginning Phase, Untap Step</text:p>
      <text:p text:style-name="P1">Player untaps his/her permanents</text:p>
      <text:p text:style-name="P1">Player draws a card</text:p>
      <text:p text:style-name="P1">Player plays Mox Jet from Hand</text:p>
      <text:p text:style-name="P1">Player plays Mox Emerald from Hand</text:p>
      <text:p text:style-name="P1">Player plays Underground Sea from Hand</text:p>
      <text:p text:style-name="P1">Player taps Underground Sea</text:p>
      <text:p text:style-name="P1">Player taps Mox Emerald</text:p>
      <text:p text:style-name="P1">Player untaps Mox Emerald</text:p>
      <text:p text:style-name="P1">Player untaps Underground Sea</text:p>
      <text:p text:style-name="P1">Player taps Mox Jet</text:p>
      <text:p text:style-name="P1">Player plays Duress from Hand</text:p>
      <text:p text:style-name="P1">wox2 (cz) reveals a Meddling Mage</text:p>
      <text:p text:style-name="P1">wox2 (cz) reveals a Flooded Strand</text:p>
      <text:p text:style-name="P1">wox2 (cz) reveals a Arcane Laboratory</text:p>
      <text:p text:style-name="P1">wox2 (cz) reveals a Voidmage Prodigy</text:p>
      <text:p text:style-name="P1">wox2 (cz) reveals a Waterfront Bouncer</text:p>
      <text:p text:style-name="P1">wox2 (cz) puts Arcane Laboratory to Graveyard from Hand</text:p>
      <text:p text:style-name="P2">&lt;Player&gt; lab</text:p>
      <text:p text:style-name="P2">&lt;wox2 (cz)&gt; Ok</text:p>
      <text:p text:style-name="P1">Player puts Duress to Graveyard from Play</text:p>
      <text:p text:style-name="P1">Player taps Mox Emerald</text:p>
      <text:p text:style-name="P1">Player taps Underground Sea</text:p>
      <text:p text:style-name="P1">Player plays Time Walk from Hand</text:p>
      <text:p text:style-name="P2">&lt;wox2 (cz)&gt; Ok</text:p>
      <text:p text:style-name="P1">Player puts Time Walk to Graveyard from Play</text:p>
      <text:p text:style-name="P1">It is now turn 3 (wox2 (cz))</text:p>
      <text:p text:style-name="P1">It is now the Beginning Phase, Untap Step</text:p>
      <text:p text:style-name="P1">It is now turn 4 (Player)</text:p>
      <text:p text:style-name="P1">It is now the Beginning Phase, Untap Step</text:p>
      <text:p text:style-name="P1">Player untaps his/her permanents</text:p>
      <text:p text:style-name="P1">Player draws a card</text:p>
      <text:p text:style-name="P1">Player plays Scrubland from Hand</text:p>
      <text:p text:style-name="P1">Player taps Underground Sea</text:p>
      <text:p text:style-name="P1">Player plays Brainstorm from Hand</text:p>
      <text:p text:style-name="P1">Player draws a card</text:p>
      <text:p text:style-name="P1">Player draws a card</text:p>
      <text:p text:style-name="P1">Player draws a card</text:p>
      <text:p text:style-name="P1">Player puts a card on top of Library from Hand</text:p>
      <text:p text:style-name="P1">Player puts a card on top of Library from Hand</text:p>
      <text:p text:style-name="P1">Player draws a card</text:p>
      <text:p text:style-name="P1">Player draws a card</text:p>
      <text:p text:style-name="P1">Player puts a card on top of Library from Hand</text:p>
      <text:p text:style-name="P1">Player puts a card on top of Library from Hand</text:p>
      <text:p text:style-name="P1">Player puts Brainstorm to Graveyard from Play</text:p>
      <text:p text:style-name="P1">It is now turn 5 (wox2 (cz))</text:p>
      <text:p text:style-name="P1">It is now the Beginning Phase, Untap Step</text:p>
      <text:p text:style-name="P2">&lt;Player&gt; End my turn</text:p>
      <text:p text:style-name="P1">wox2 (cz) untaps his/her permanents</text:p>
      <text:p text:style-name="P1">It is now the Beginning Phase, Upkeep Step</text:p>
      <text:p text:style-name="P1">AEther Vial now has 1 (+1) counters.</text:p>
      <text:p text:style-name="P1">It is now the Beginning Phase, Draw Step</text:p>
      <text:p text:style-name="P1">wox2 (cz) draws a card</text:p>
      <text:p text:style-name="P1">It is now the Precombat Main Phase</text:p>
      <text:p text:style-name="P2">&lt;wox2 (cz)&gt; Thinking</text:p>
      <text:p text:style-name="P1">wox2 (cz) plays Wasteland from Hand</text:p>
      <text:p text:style-name="P1">wox2 (cz) taps Wasteland</text:p>
      <text:p text:style-name="P1">wox2 (cz) puts Wasteland to Graveyard from Play</text:p>
      <text:p text:style-name="P2">&lt;wox2 (cz)&gt; Sea</text:p>
      <text:p text:style-name="P2">&lt;wox2 (cz)&gt; Ok?</text:p>
      <text:p text:style-name="P1">Player puts Underground Sea to Graveyard from Play</text:p>
      <text:p text:style-name="P1">It is now the End Phase, End Of Turn Step</text:p>
      <text:p text:style-name="P2">&lt;wox2 (cz)&gt; End my turn</text:p>
      <text:p text:style-name="P1">It is now turn 6 (Player)</text:p>
      <text:p text:style-name="P1">It is now the Beginning Phase, Untap Step</text:p>
      <text:p text:style-name="P1">Player untaps his/her permanents</text:p>
      <text:p text:style-name="P1">Player draws a card</text:p>
      <text:p text:style-name="P1">Player plays Underground Sea from Hand</text:p>
      <text:p text:style-name="P1">It is now turn 7 (wox2 (cz))</text:p>
      <text:p text:style-name="P1">It is now the Beginning Phase, Untap Step</text:p>
      <text:p text:style-name="P2">&lt;Player&gt; End my turn</text:p>
      <text:p text:style-name="P1">It is now the Beginning Phase, Upkeep Step</text:p>
      <text:p text:style-name="P1">AEther Vial now has 2 (+1) counters.</text:p>
      <text:p text:style-name="P1">It is now the Beginning Phase, Draw Step</text:p>
      <text:p text:style-name="P1">wox2 (cz) draws a card</text:p>
      <text:p text:style-name="P1">It is now the Precombat Main Phase</text:p>
      <text:p text:style-name="P1">wox2 (cz) plays Flooded Strand from Hand</text:p>
      <text:p text:style-name="P2">&lt;wox2 (cz)&gt; Thinking</text:p>
      <text:p text:style-name="P1">It is now the End Phase, End Of Turn Step</text:p>
      <text:p text:style-name="P2">&lt;wox2 (cz)&gt; End my turn</text:p>
      <text:p text:style-name="P1">Player taps Underground Sea</text:p>
      <text:p text:style-name="P1">Player plays Brainstorm from Hand</text:p>
      <text:p text:style-name="P2">&lt;wox2 (cz)&gt; Ok</text:p>
      <text:p text:style-name="P1">Player draws a card</text:p>
      <text:p text:style-name="P1">Player draws a card</text:p>
      <text:p text:style-name="P1">Player draws a card</text:p>
      <text:p text:style-name="P1">Player puts a card on top of Library from Hand</text:p>
      <text:p text:style-name="P1">Player puts a card on top of Library from Hand</text:p>
      <text:p text:style-name="P1">Player puts Brainstorm to Graveyard from Play</text:p>
      <text:p text:style-name="P1">It is now turn 8 (Player)</text:p>
      <text:p text:style-name="P1">It is now the Beginning Phase, Untap Step</text:p>
      <text:p text:style-name="P1">Player untaps his/her permanents</text:p>
      <text:p text:style-name="P1">Player draws a card</text:p>
      <text:p text:style-name="P1">Player taps Mox Jet</text:p>
      <text:p text:style-name="P1">Player untaps Mox Jet</text:p>
      <text:p text:style-name="P1">Player taps Underground Sea</text:p>
      <text:p text:style-name="P1">Player untaps Underground Sea</text:p>
      <text:p text:style-name="P1">Player taps Mox Jet</text:p>
      <text:p text:style-name="P1">Player plays Duress from Hand</text:p>
      <text:p text:style-name="P1">wox2 (cz) reveals a Underground Sea</text:p>
      <text:p text:style-name="P1">Player puts Duress to Graveyard from Play</text:p>
      <text:p text:style-name="P1">It is now turn 9 (wox2 (cz))</text:p>
      <text:p text:style-name="P1">It is now the Beginning Phase, Untap Step</text:p>
      <text:p text:style-name="P2">&lt;wox2 (cz)&gt; EOT</text:p>
      <text:p text:style-name="P1">wox2 (cz) taps AEther Vial</text:p>
      <text:p text:style-name="P1">wox2 (cz) plays Waterfront Bouncer from Hand</text:p>
      <text:p text:style-name="P2">&lt;wox2 (cz)&gt; Ok?</text:p>
      <text:p text:style-name="P2">&lt;Player&gt; Ok</text:p>
      <text:p text:style-name="P1">It is now the Beginning Phase, Untap Step</text:p>
      <text:p text:style-name="P1">wox2 (cz) untaps his/her permanents</text:p>
      <text:p text:style-name="P1">It is now the Beginning Phase, Upkeep Step</text:p>
      <text:p text:style-name="P1">It is now the Beginning Phase, Draw Step</text:p>
      <text:p text:style-name="P1">wox2 (cz) draws a card</text:p>
      <text:p text:style-name="P1">It is now the Precombat Main Phase</text:p>
      <text:p text:style-name="P1">wox2 (cz) plays Underground Sea from Hand</text:p>
      <text:p text:style-name="P1">It is now the End Phase, End Of Turn Step</text:p>
      <text:p text:style-name="P2">&lt;wox2 (cz)&gt; End my turn</text:p>
      <text:p text:style-name="P2">&lt;Player&gt; EOT</text:p>
      <text:p text:style-name="P1">Player taps Underground Sea</text:p>
      <text:p text:style-name="P1">Player plays Ancestral Recall from Hand</text:p>
      <text:p text:style-name="P2">&lt;wox2 (cz)&gt; Ok</text:p>
      <text:p text:style-name="P1">Player draws a card</text:p>
      <text:p text:style-name="P1">Player draws a card</text:p>
      <text:p text:style-name="P1">Player draws a card</text:p>
      <text:p text:style-name="P1">Player puts Ancestral Recall to Graveyard from Play</text:p>
      <text:p text:style-name="P1">It is now turn 10 (Player)</text:p>
      <text:p text:style-name="P1">It is now the Beginning Phase, Untap Step</text:p>
      <text:p text:style-name="P1">Player untaps his/her permanents</text:p>
      <text:p text:style-name="P1">Player draws a card</text:p>
      <text:p text:style-name="P1">Player taps Mox Emerald</text:p>
      <text:p text:style-name="P1">Player untaps Mox Emerald</text:p>
      <text:p text:style-name="P1">Player plays Tropical Island from Hand</text:p>
      <text:p text:style-name="P1">Player taps Tropical Island</text:p>
      <text:p text:style-name="P1">Player taps Underground Sea</text:p>
      <text:p text:style-name="P1">Player taps Scrubland</text:p>
      <text:p text:style-name="P1">Player plays Threads of Disloyalty from Hand</text:p>
      <text:p text:style-name="P1">wox2 (cz) taps Underground Sea</text:p>
      <text:p text:style-name="P1">wox2 (cz) taps Waterfront Bouncer</text:p>
      <text:p text:style-name="P2">&lt;wox2 (cz)&gt; Thinking</text:p>
      <text:p text:style-name="P1">wox2 (cz) plays Voidmage Prodigy from Hand</text:p>
      <text:p text:style-name="P1">wox2 (cz) puts Voidmage Prodigy to Graveyard from Play</text:p>
      <text:p text:style-name="P1">wox2 (cz) puts Waterfront Bouncer to Hand from Play</text:p>
      <text:p text:style-name="P2">&lt;wox2 (cz)&gt; Ok?</text:p>
      <text:p text:style-name="P2">&lt;Player&gt; Wait!</text:p>
      <text:p text:style-name="P1">wox2 (cz) plays Waterfront Bouncer from Hand</text:p>
      <text:p text:style-name="P1">wox2 (cz) taps Waterfront Bouncer</text:p>
      <text:p text:style-name="P2">&lt;Player&gt; uplayed him last turn</text:p>
      <text:p text:style-name="P2">&lt;wox2 (cz)&gt; last your turn</text:p>
      <text:p text:style-name="P2">&lt;wox2 (cz)&gt; now it is my second</text:p>
      <text:p text:style-name="P2">&lt;Player&gt; ok</text:p>
      <text:p text:style-name="P1">Player puts Threads of Disloyalty to Hand from Play</text:p>
      <text:p text:style-name="P2">&lt;wox2 (cz)&gt; he hasn´t sickness</text:p>
      <text:p text:style-name="P2">&lt;wox2 (cz)&gt; no</text:p>
      <text:p text:style-name="P1">Player untaps Scrubland</text:p>
      <text:p text:style-name="P1">Player untaps Underground Sea</text:p>
      <text:p text:style-name="P1">Player untaps Tropical Island</text:p>
      <text:p text:style-name="P1">wox2 (cz) untaps Waterfront Bouncer</text:p>
      <text:p text:style-name="P1">wox2 (cz) untaps Underground Sea</text:p>
      <text:p text:style-name="P1">wox2 (cz) puts Voidmage Prodigy to Hand from Graveyard</text:p>
      <text:p text:style-name="P1">Player taps Mox Jet</text:p>
      <text:p text:style-name="P1">Player plays Duress from Hand</text:p>
      <text:p text:style-name="P1">wox2 (cz) reveals a Dark Confidant</text:p>
      <text:p text:style-name="P1">wox2 (cz) reveals a Voidmage Prodigy</text:p>
      <text:p text:style-name="P1">Player puts Duress to Graveyard from Play</text:p>
      <text:p text:style-name="P1">It is now turn 11 (wox2 (cz))</text:p>
      <text:p text:style-name="P1">It is now the Beginning Phase, Untap Step</text:p>
      <text:p text:style-name="P2">&lt;Player&gt; End my turn</text:p>
      <text:p text:style-name="P2">&lt;wox2 (cz)&gt; EOT</text:p>
      <text:p text:style-name="P1">wox2 (cz) taps AEther Vial</text:p>
      <text:p text:style-name="P1">wox2 (cz) plays Dark Confidant from Hand</text:p>
      <text:p text:style-name="P2">&lt;wox2 (cz)&gt; Ok?</text:p>
      <text:p text:style-name="P2">&lt;Player&gt; Ok</text:p>
      <text:p text:style-name="P1">wox2 (cz) untaps his/her permanents</text:p>
      <text:p text:style-name="P1">It is now the Beginning Phase, Upkeep Step</text:p>
      <text:p text:style-name="P1">wox2 (cz) puts Plains into play from Library</text:p>
      <text:p text:style-name="P1">wox2 (cz) puts Plains to Hand from Play</text:p>
      <text:p text:style-name="P1">It is now the Beginning Phase, Draw Step</text:p>
      <text:p text:style-name="P1">wox2 (cz) draws a card</text:p>
      <text:p text:style-name="P1">It is now the Precombat Main Phase</text:p>
      <text:p text:style-name="P1">It is now the Combat Phase, Declare Attackers Step</text:p>
      <text:p text:style-name="P1">wox2 (cz) taps Dark Confidant</text:p>
      <text:p text:style-name="P1">wox2 (cz) taps Dark Confidant</text:p>
      <text:p text:style-name="P2">&lt;wox2 (cz)&gt; 2</text:p>
      <text:p text:style-name="P1">Player taps Scrubland</text:p>
      <text:p text:style-name="P1">Player plays Swords to Plowshares from Hand</text:p>
      <text:p text:style-name="P2">&lt;wox2 (cz)&gt; Thinking</text:p>
      <text:p text:style-name="P1">wox2 (cz) taps AEther Vial</text:p>
      <text:p text:style-name="P1">wox2 (cz) plays Voidmage Prodigy from Hand</text:p>
      <text:p text:style-name="P1">wox2 (cz) taps Underground Sea</text:p>
      <text:p text:style-name="P1">wox2 (cz) taps Underground Sea</text:p>
      <text:p text:style-name="P1">wox2 (cz) puts Voidmage Prodigy to Graveyard from Play</text:p>
      <text:p text:style-name="P1">Player puts Swords to Plowshares to Graveyard from Play</text:p>
      <text:p text:style-name="P1">Player's life total is now 18 (-2)</text:p>
      <text:p text:style-name="P1">It is now the Combat Phase, Combat Damage Step</text:p>
      <text:p text:style-name="P1">It is now the Postcombat Main Phase</text:p>
      <text:p text:style-name="P1">It is now the End Phase, End Of Turn Step</text:p>
      <text:p text:style-name="P2">&lt;wox2 (cz)&gt; End my turn</text:p>
      <text:p text:style-name="P1">It is now turn 12 (Player)</text:p>
      <text:p text:style-name="P1">It is now the Beginning Phase, Untap Step</text:p>
      <text:p text:style-name="P1">Player untaps his/her permanents</text:p>
      <text:p text:style-name="P1">Player draws a card</text:p>
      <text:p text:style-name="P1">Player taps Mox Jet</text:p>
      <text:p text:style-name="P1">Player taps Mox Emerald</text:p>
      <text:p text:style-name="P1">Player plays Dark Confidant from Hand</text:p>
      <text:p text:style-name="P1">Player plays Flooded Strand from Hand</text:p>
      <text:p text:style-name="P2">&lt;Player&gt; End my turn</text:p>
      <text:p text:style-name="P2">&lt;wox2 (cz)&gt; Thinking</text:p>
      <text:p text:style-name="P2">&lt;wox2 (cz)&gt; EOT</text:p>
      <text:p text:style-name="P1">wox2 (cz) taps Flooded Strand</text:p>
      <text:p text:style-name="P1">wox2 (cz) puts Flooded Strand to Graveyard from Play</text:p>
      <text:p text:style-name="P1">wox2 (cz)'s life total is now 19 (-1)</text:p>
      <text:p text:style-name="P2">&lt;wox2 (cz)&gt; Ok?</text:p>
      <text:p text:style-name="P1">Player puts Dark Confidant to Hand from Play</text:p>
      <text:p text:style-name="P1">wox2 (cz) is looking its Library...</text:p>
      <text:p text:style-name="P1">wox2 (cz) puts Tundra into play from Library</text:p>
      <text:p text:style-name="P1">wox2 (cz) shuffles library</text:p>
      <text:p text:style-name="P1">wox2 (cz) stops looking its Library...</text:p>
      <text:p text:style-name="P1">wox2 (cz) taps Tundra</text:p>
      <text:p text:style-name="P1">wox2 (cz) plays Plains from Hand</text:p>
      <text:p text:style-name="P1">wox2 (cz) puts Plains to Graveyard from Play</text:p>
      <text:p text:style-name="P1">wox2 (cz) taps Waterfront Bouncer</text:p>
      <text:p text:style-name="P1">It is now turn 13 (wox2 (cz))</text:p>
      <text:p text:style-name="P1">It is now the Beginning Phase, Untap Step</text:p>
      <text:p text:style-name="P1">wox2 (cz) untaps his/her permanents</text:p>
      <text:p text:style-name="P1">It is now the Beginning Phase, Upkeep Step</text:p>
      <text:p text:style-name="P1">wox2 (cz) puts Swords to Plowshares into play from Library</text:p>
      <text:p text:style-name="P1">wox2 (cz) puts Swords to Plowshares to Hand from Play</text:p>
      <text:p text:style-name="P1">wox2 (cz)'s life total is now 18 (-1)</text:p>
      <text:p text:style-name="P1">It is now the Beginning Phase, Draw Step</text:p>
      <text:p text:style-name="P1">wox2 (cz) draws a card</text:p>
      <text:p text:style-name="P1">It is now the Precombat Main Phase</text:p>
      <text:p text:style-name="P1">It is now the Combat Phase, Declare Attackers Step</text:p>
      <text:p text:style-name="P1">wox2 (cz) taps Dark Confidant</text:p>
      <text:p text:style-name="P1">wox2 (cz) taps Dark Confidant</text:p>
      <text:p text:style-name="P1">Player's life total is now 16 (-2)</text:p>
      <text:p text:style-name="P1">It is now the Postcombat Main Phase</text:p>
      <text:p text:style-name="P2">&lt;wox2 (cz)&gt; Thinking</text:p>
      <text:p text:style-name="P1">It is now the End Phase, End Of Turn Step</text:p>
      <text:p text:style-name="P2">&lt;wox2 (cz)&gt; End my turn</text:p>
      <text:p text:style-name="P1">It is now turn 14 (Player)</text:p>
      <text:p text:style-name="P1">It is now the Beginning Phase, Untap Step</text:p>
      <text:p text:style-name="P1">Player untaps his/her permanents</text:p>
      <text:p text:style-name="P1">Player draws a card</text:p>
      <text:p text:style-name="P2">&lt;Player&gt; gg</text:p>
      <text:p text:style-name="P3"><text:span text:style-name="T1">&lt;wox2 (cz)&gt; g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one" fo:country="non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none" fo:country="non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7-03-31T07:31:40</meta:creation-date>
    <dc:date>2007-03-31T07:31:54</dc:date>
    <meta:editing-cycles>2</meta:editing-cycles>
    <meta:editing-duration>PT1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7" meta:paragraph-count="1290" meta:word-count="7515" meta:character-count="40765"/>
  </office:meta>
</office:document-meta>
</file>